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3" svg:font-family="'Courier New'" style:font-adornments="Regular" style:font-family-generic="modern" style:font-pitch="fixed"/>
    <style:font-face style:name="Courier New2" svg:font-family="'Courier New'" style:font-adornments="Regular" style:font-family-generic="moder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07cm" fo:min-width="3.19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851cm" fo:min-width="2.664cm"/>
    </style:style>
    <style:style style:name="gr4" style:family="graphic" style:parent-style-name="standard">
      <style:graphic-properties draw:textarea-horizontal-align="justify" draw:textarea-vertical-align="middle" draw:auto-grow-height="false" fo:min-height="2.051cm" fo:min-width="2.664cm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1.1cm" fo:min-width="2.8cm"/>
    </style:style>
    <style:style style:name="gr7" style:family="graphic" style:parent-style-name="objectwithoutfill">
      <style:graphic-properties draw:marker-end="Arrow" draw:marker-end-width="0.3cm" draw:fill="none" draw:textarea-horizontal-align="right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textarea-horizontal-align="justify" draw:textarea-vertical-align="middle" draw:auto-grow-height="false" fo:min-height="1.851cm" fo:min-width="3.394cm"/>
    </style:style>
    <style:style style:name="gr10" style:family="graphic" style:parent-style-name="objectwithoutfill">
      <style:graphic-properties draw:marker-end="Arrow" draw:marker-end-width="0.3cm" draw:fill="none"/>
    </style:style>
    <style:style style:name="gr11" style:family="graphic" style:parent-style-name="standard">
      <style:graphic-properties draw:stroke="none" svg:stroke-color="#000000" draw:fill="none" draw:fill-color="#ffffff" fo:min-height="1.059cm"/>
    </style:style>
    <style:style style:name="gr12" style:family="graphic" style:parent-style-name="standard">
      <style:graphic-properties draw:textarea-horizontal-align="justify" draw:textarea-vertical-align="middle" draw:auto-grow-height="false" fo:min-height="1.951cm" fo:min-width="2.908cm"/>
    </style:style>
    <style:style style:name="gr13" style:family="graphic" style:parent-style-name="objectwithoutfill">
      <style:graphic-properties draw:fill="none"/>
    </style:style>
    <style:style style:name="gr14" style:family="graphic" style:parent-style-name="objectwithoutfill">
      <style:graphic-properties draw:fill="none"/>
    </style:style>
    <style:style style:name="gr15" style:family="graphic" style:parent-style-name="standard">
      <style:graphic-properties draw:textarea-horizontal-align="justify" draw:textarea-vertical-align="middle" draw:auto-grow-height="false" fo:min-height="1.751cm" fo:min-width="2.193cm"/>
    </style:style>
    <style:style style:name="gr16" style:family="graphic" style:parent-style-name="standard">
      <style:graphic-properties draw:textarea-horizontal-align="justify" draw:textarea-vertical-align="middle" draw:auto-grow-height="false" fo:min-height="0.738cm" fo:min-width="2.386cm"/>
    </style:style>
    <style:style style:name="gr17" style:family="graphic" style:parent-style-name="standard">
      <style:graphic-properties draw:textarea-horizontal-align="justify" draw:textarea-vertical-align="middle" draw:auto-grow-height="false" fo:min-height="1.751cm" fo:min-width="2.724cm"/>
    </style:style>
    <style:style style:name="gr18" style:family="graphic" style:parent-style-name="standard">
      <style:graphic-properties draw:stroke="none" svg:stroke-color="#000000" draw:fill="none" draw:fill-color="#ffffff" fo:min-height="0.55cm"/>
    </style:style>
    <style:style style:name="gr19" style:family="graphic" style:parent-style-name="standard">
      <style:graphic-properties draw:stroke="none" svg:stroke-color="#000000" draw:fill="none" draw:fill-color="#ffffff" fo:min-height="0.75cm"/>
    </style:style>
    <style:style style:name="gr20" style:family="graphic" style:parent-style-name="standard">
      <style:graphic-properties draw:textarea-horizontal-align="justify" draw:textarea-vertical-align="middle" draw:auto-grow-height="false" fo:min-height="1.851cm" fo:min-width="3.334cm"/>
    </style:style>
    <style:style style:name="gr21" style:family="graphic" style:parent-style-name="standard">
      <style:graphic-properties draw:textarea-horizontal-align="justify" draw:textarea-vertical-align="middle" draw:auto-grow-height="false" fo:min-height="1.576cm" fo:min-width="3.394cm"/>
    </style:style>
    <style:style style:name="gr22" style:family="graphic" style:parent-style-name="standard">
      <style:graphic-properties draw:textarea-horizontal-align="justify" draw:textarea-vertical-align="middle" draw:auto-grow-height="false" fo:min-height="1.95cm" fo:min-width="4.1cm"/>
    </style:style>
    <style:style style:name="gr23" style:family="graphic" style:parent-style-name="standard">
      <style:graphic-properties draw:textarea-horizontal-align="justify" draw:textarea-vertical-align="middle" draw:auto-grow-height="false" fo:min-height="1.75cm" fo:min-width="3.7cm"/>
    </style:style>
    <style:style style:name="gr24" style:family="graphic" style:parent-style-name="standard">
      <style:graphic-properties draw:textarea-horizontal-align="justify" draw:textarea-vertical-align="middle" draw:auto-grow-height="false" fo:min-height="1.35cm" fo:min-width="3.454cm"/>
    </style:style>
    <style:style style:name="gr25" style:family="graphic" style:parent-style-name="standard">
      <style:graphic-properties draw:textarea-horizontal-align="justify" draw:textarea-vertical-align="middle" draw:auto-grow-height="false" fo:min-height="1.751cm" fo:min-width="1.982cm"/>
    </style:style>
    <style:style style:name="gr26" style:family="graphic" style:parent-style-name="standard">
      <style:graphic-properties draw:textarea-horizontal-align="justify" draw:textarea-vertical-align="middle" draw:auto-grow-height="false" fo:min-height="0.9cm" fo:min-width="3cm"/>
    </style:style>
    <style:style style:name="gr27" style:family="graphic" style:parent-style-name="standard">
      <style:graphic-properties draw:textarea-horizontal-align="justify" draw:textarea-vertical-align="middle" draw:auto-grow-height="false" fo:min-height="1.378cm" fo:min-width="1.976cm"/>
    </style:style>
    <style:style style:name="gr28" style:family="graphic" style:parent-style-name="standard">
      <style:graphic-properties draw:textarea-horizontal-align="justify" draw:textarea-vertical-align="middle" draw:auto-grow-height="false" fo:min-height="1.614cm" fo:min-width="2.53cm"/>
    </style:style>
    <style:style style:name="gr29" style:family="graphic" style:parent-style-name="standard">
      <style:graphic-properties draw:textarea-horizontal-align="justify" draw:textarea-vertical-align="middle" draw:auto-grow-height="false" fo:min-height="1.347cm" fo:min-width="2.634cm"/>
    </style:style>
    <style:style style:name="gr30" style:family="graphic" style:parent-style-name="standard">
      <style:graphic-properties draw:textarea-horizontal-align="justify" draw:textarea-vertical-align="middle" draw:auto-grow-height="false" fo:min-height="1.378cm" fo:min-width="1.985cm"/>
    </style:style>
    <style:style style:name="gr31" style:family="graphic" style:parent-style-name="standard">
      <style:graphic-properties draw:textarea-horizontal-align="justify" draw:textarea-vertical-align="middle" draw:auto-grow-height="false" fo:min-height="0.77cm" fo:min-width="2.076cm"/>
    </style:style>
    <style:style style:name="gr32" style:family="graphic" style:parent-style-name="standard">
      <style:graphic-properties draw:textarea-horizontal-align="justify" draw:textarea-vertical-align="middle" draw:auto-grow-height="false" fo:min-height="1.613cm" fo:min-width="4.566cm"/>
    </style:style>
    <style:style style:name="gr33" style:family="graphic" style:parent-style-name="standard">
      <style:graphic-properties draw:textarea-horizontal-align="justify" draw:textarea-vertical-align="middle" draw:auto-grow-height="false" fo:min-height="0.726cm" fo:min-width="2.205cm"/>
    </style:style>
    <style:style style:name="gr34" style:family="graphic" style:parent-style-name="standard">
      <style:graphic-properties draw:textarea-horizontal-align="justify" draw:textarea-vertical-align="middle" draw:auto-grow-height="false" fo:min-height="0.815cm" fo:min-width="1.304cm"/>
    </style:style>
    <style:style style:name="gr35" style:family="graphic" style:parent-style-name="standard">
      <style:graphic-properties draw:textarea-horizontal-align="justify" draw:textarea-vertical-align="middle" draw:auto-grow-height="false" fo:min-height="1.88cm" fo:min-width="1.852cm"/>
    </style:style>
    <style:style style:name="gr36" style:family="graphic" style:parent-style-name="standard">
      <style:graphic-properties draw:stroke="none" svg:stroke-color="#000000" draw:fill="none" draw:fill-color="#ffffff" fo:min-height="0.548cm"/>
    </style:style>
    <style:style style:name="gr37" style:family="graphic" style:parent-style-name="standard">
      <style:graphic-properties draw:textarea-horizontal-align="justify" draw:textarea-vertical-align="middle" draw:auto-grow-height="false" fo:min-height="0.548cm" fo:min-width="1.476cm"/>
    </style:style>
    <style:style style:name="gr38" style:family="graphic" style:parent-style-name="standard">
      <style:graphic-properties draw:stroke="none" svg:stroke-color="#000000" draw:fill="none" draw:fill-color="#ffffff" fo:min-height="0.53cm"/>
    </style:style>
    <style:style style:name="gr39" style:family="graphic" style:parent-style-name="standard">
      <style:graphic-properties draw:textarea-horizontal-align="justify" draw:textarea-vertical-align="middle" draw:auto-grow-height="false" fo:min-height="1.298cm" fo:min-width="2.054cm"/>
    </style:style>
    <style:style style:name="gr40" style:family="graphic" style:parent-style-name="standard">
      <style:graphic-properties draw:textarea-horizontal-align="justify" draw:textarea-vertical-align="middle" draw:auto-grow-height="false" fo:min-height="1.251cm" fo:min-width="1.69cm"/>
    </style:style>
    <style:style style:name="gr41" style:family="graphic" style:parent-style-name="standard">
      <style:graphic-properties svg:stroke-color="#000000" draw:textarea-horizontal-align="justify" draw:textarea-vertical-align="middle" draw:auto-grow-height="false" fo:min-height="1.15cm" fo:min-width="2.6cm"/>
    </style:style>
    <style:style style:name="gr42" style:family="graphic" style:parent-style-name="objectwithoutfill">
      <style:graphic-properties svg:stroke-color="#000000" draw:fill="none"/>
    </style:style>
    <style:style style:name="gr43" style:family="graphic" style:parent-style-name="objectwithoutfill">
      <style:graphic-properties svg:stroke-color="#000000" draw:marker-end="Arrow" draw:marker-end-width="0.3cm" draw:fill="none"/>
    </style:style>
    <style:style style:name="gr44" style:family="graphic" style:parent-style-name="standard">
      <style:graphic-properties draw:textarea-horizontal-align="justify" draw:textarea-vertical-align="middle" draw:auto-grow-height="false" fo:min-height="1.751cm" fo:min-width="1.646cm"/>
    </style:style>
    <style:style style:name="gr45" style:family="graphic">
      <style:graphic-properties draw:textarea-horizontal-align="justify" draw:textarea-vertical-align="middle" draw:auto-grow-height="false" fo:min-height="0.65cm" fo:min-width="2.3cm"/>
    </style:style>
    <style:style style:name="gr46" style:family="graphic" style:parent-style-name="standard">
      <style:graphic-properties draw:stroke="none" svg:stroke-color="#000000" draw:fill="none" draw:fill-color="#ffffff" fo:min-height="0.45cm"/>
    </style:style>
    <style:style style:name="gr47" style:family="graphic">
      <style:graphic-properties draw:textarea-horizontal-align="justify" draw:textarea-vertical-align="middle" draw:auto-grow-height="false" fo:min-height="1.65cm" fo:min-width="3.8cm"/>
    </style:style>
    <style:style style:name="gr48" style:family="graphic">
      <style:graphic-properties draw:textarea-horizontal-align="justify" draw:textarea-vertical-align="middle" draw:auto-grow-height="false" fo:min-height="0.884cm" fo:min-width="2.586cm"/>
    </style:style>
    <style:style style:name="gr49" style:family="graphic">
      <style:graphic-properties draw:textarea-horizontal-align="justify" draw:textarea-vertical-align="middle" draw:auto-grow-height="false" fo:min-height="1.072cm" fo:min-width="3.278cm"/>
    </style:style>
    <style:style style:name="gr50" style:family="graphic" style:parent-style-name="standard">
      <style:graphic-properties draw:textarea-horizontal-align="justify" draw:textarea-vertical-align="middle" draw:auto-grow-height="false" fo:min-height="1.751cm" fo:min-width="1.823cm"/>
    </style:style>
    <style:style style:name="gr51" style:family="graphic" style:parent-style-name="standard">
      <style:graphic-properties draw:textarea-horizontal-align="justify" draw:textarea-vertical-align="middle" draw:auto-grow-height="false" fo:min-height="0.9cm" fo:min-width="2.65cm"/>
    </style:style>
    <style:style style:name="gr52" style:family="graphic" style:parent-style-name="standard">
      <style:graphic-properties draw:textarea-horizontal-align="justify" draw:textarea-vertical-align="middle" draw:auto-grow-height="false" fo:min-height="1.851cm" fo:min-width="2.24cm"/>
    </style:style>
    <style:style style:name="gr53" style:family="graphic" style:parent-style-name="standard">
      <style:graphic-properties draw:textarea-horizontal-align="justify" draw:textarea-vertical-align="middle" draw:auto-grow-height="false" fo:min-height="1.751cm" fo:min-width="2.293cm"/>
    </style:style>
    <style:style style:name="gr54" style:family="graphic" style:parent-style-name="standard">
      <style:graphic-properties draw:textarea-horizontal-align="justify" draw:textarea-vertical-align="middle" draw:auto-grow-height="false" fo:min-height="1.851cm" fo:min-width="1.714cm"/>
    </style:style>
    <style:style style:name="gr55" style:family="graphic" style:parent-style-name="standard">
      <style:graphic-properties draw:textarea-horizontal-align="justify" draw:textarea-vertical-align="middle" draw:auto-grow-height="false" fo:min-height="1.85cm" fo:min-width="2.705cm"/>
    </style:style>
    <style:style style:name="gr56" style:family="graphic" style:parent-style-name="standard">
      <style:graphic-properties draw:textarea-horizontal-align="justify" draw:textarea-vertical-align="middle" draw:auto-grow-height="false" fo:min-height="1.366cm" fo:min-width="4.002cm"/>
    </style:style>
    <style:style style:name="gr57" style:family="graphic" style:parent-style-name="standard">
      <style:graphic-properties draw:textarea-horizontal-align="justify" draw:textarea-vertical-align="middle" draw:auto-grow-height="false" fo:min-height="1.251cm" fo:min-width="3.942cm"/>
    </style:style>
    <style:style style:name="gr58" style:family="graphic" style:parent-style-name="standard">
      <style:graphic-properties draw:textarea-horizontal-align="justify" draw:textarea-vertical-align="middle" draw:auto-grow-height="false" fo:min-height="1.851cm" fo:min-width="3.942cm"/>
    </style:style>
    <style:style style:name="gr59" style:family="graphic" style:parent-style-name="standard">
      <style:graphic-properties draw:textarea-horizontal-align="justify" draw:textarea-vertical-align="middle" draw:auto-grow-height="false" fo:min-height="1.751cm" fo:min-width="1.832cm"/>
    </style:style>
    <style:style style:name="gr60" style:family="graphic" style:parent-style-name="standard">
      <style:graphic-properties draw:stroke="none" svg:stroke-color="#000000" draw:fill="none" draw:fill-color="#ffffff" fo:min-height="0.416cm"/>
    </style:style>
    <style:style style:name="gr61" style:family="graphic" style:parent-style-name="standard">
      <style:graphic-properties draw:textarea-horizontal-align="justify" draw:textarea-vertical-align="middle" draw:auto-grow-height="false" fo:min-height="0.709cm" fo:min-width="2.65cm"/>
    </style:style>
    <style:style style:name="gr62" style:family="graphic" style:parent-style-name="standard">
      <style:graphic-properties draw:textarea-horizontal-align="justify" draw:textarea-vertical-align="middle" draw:auto-grow-height="false" fo:min-height="0.75cm" fo:min-width="1.85cm"/>
    </style:style>
    <style:style style:name="gr63" style:family="graphic" style:parent-style-name="standard">
      <style:graphic-properties draw:textarea-horizontal-align="justify" draw:textarea-vertical-align="middle" draw:auto-grow-height="false" fo:min-height="1.651cm" fo:min-width="2.482cm"/>
    </style:style>
    <style:style style:name="gr64" style:family="graphic" style:parent-style-name="standard">
      <style:graphic-properties draw:textarea-horizontal-align="justify" draw:textarea-vertical-align="middle" draw:auto-grow-height="false" fo:min-height="1.3cm" fo:min-width="2.55cm"/>
    </style:style>
    <style:style style:name="gr65" style:family="graphic" style:parent-style-name="standard">
      <style:graphic-properties draw:textarea-horizontal-align="justify" draw:textarea-vertical-align="middle" draw:auto-grow-height="false" fo:min-height="2.65cm" fo:min-width="6.9cm"/>
    </style:style>
    <style:style style:name="gr66" style:family="graphic" style:parent-style-name="standard">
      <style:graphic-properties draw:textarea-horizontal-align="justify" draw:textarea-vertical-align="middle" draw:auto-grow-height="false" fo:min-height="1.951cm" fo:min-width="2.724cm"/>
    </style:style>
    <style:style style:name="gr67" style:family="graphic" style:parent-style-name="standard">
      <style:graphic-properties draw:textarea-horizontal-align="justify" draw:textarea-vertical-align="middle" draw:auto-grow-height="false" fo:min-height="2.251cm" fo:min-width="2.542cm"/>
    </style:style>
    <style:style style:name="gr68" style:family="graphic" style:parent-style-name="standard">
      <style:graphic-properties draw:textarea-horizontal-align="justify" draw:textarea-vertical-align="middle" draw:auto-grow-height="false" fo:min-height="1.35cm" fo:min-width="1.812cm"/>
    </style:style>
    <style:style style:name="gr69" style:family="graphic" style:parent-style-name="standard">
      <style:graphic-properties draw:stroke="none" svg:stroke-color="#000000" draw:fill="none" draw:fill-color="#ffffff" fo:min-height="0.65cm"/>
    </style:style>
    <style:style style:name="gr70" style:family="graphic" style:parent-style-name="standard">
      <style:graphic-properties draw:textarea-horizontal-align="justify" draw:textarea-vertical-align="middle" draw:auto-grow-height="false" fo:min-height="1.951cm" fo:min-width="2.91cm"/>
    </style:style>
    <style:style style:name="gr71" style:family="graphic" style:parent-style-name="standard">
      <style:graphic-properties draw:textarea-horizontal-align="justify" draw:textarea-vertical-align="middle" draw:auto-grow-height="false" fo:min-height="2.051cm" fo:min-width="2.968cm"/>
    </style:style>
    <style:style style:name="gr72" style:family="graphic" style:parent-style-name="standard">
      <style:graphic-properties draw:textarea-horizontal-align="justify" draw:textarea-vertical-align="middle" draw:auto-grow-height="false" fo:min-height="2.25cm" fo:min-width="5.7cm"/>
    </style:style>
    <style:style style:name="gr73" style:family="graphic" style:parent-style-name="standard">
      <style:graphic-properties draw:textarea-horizontal-align="justify" draw:textarea-vertical-align="middle" draw:auto-grow-height="false" fo:min-height="1.2cm" fo:min-width="2.45cm"/>
    </style:style>
    <style:style style:name="gr74" style:family="graphic" style:parent-style-name="standard">
      <style:graphic-properties draw:textarea-horizontal-align="justify" draw:textarea-vertical-align="middle" draw:auto-grow-height="false" fo:min-height="1.751cm" fo:min-width="2.482cm"/>
    </style:style>
    <style:style style:name="gr75" style:family="graphic" style:parent-style-name="standard">
      <style:graphic-properties draw:textarea-horizontal-align="justify" draw:textarea-vertical-align="middle" draw:auto-grow-height="false" fo:min-height="1.651cm" fo:min-width="2.238cm"/>
    </style:style>
    <style:style style:name="gr76" style:family="graphic" style:parent-style-name="standard">
      <style:graphic-properties draw:textarea-horizontal-align="justify" draw:textarea-vertical-align="middle" draw:auto-grow-height="false" fo:min-height="1.451cm" fo:min-width="2.178cm"/>
    </style:style>
    <style:style style:name="gr77" style:family="graphic" style:parent-style-name="standard">
      <style:graphic-properties draw:textarea-horizontal-align="justify" draw:textarea-vertical-align="middle" draw:auto-grow-height="false" fo:min-height="1.1cm" fo:min-width="2.4cm"/>
    </style:style>
    <style:style style:name="gr78" style:family="graphic" style:parent-style-name="standard">
      <style:graphic-properties draw:textarea-horizontal-align="justify" draw:textarea-vertical-align="middle" draw:auto-grow-height="false" fo:min-height="1.751cm" fo:min-width="1.928cm"/>
    </style:style>
    <style:style style:name="gr79" style:family="graphic" style:parent-style-name="standard">
      <style:graphic-properties draw:textarea-horizontal-align="justify" draw:textarea-vertical-align="middle" draw:auto-grow-height="false" fo:min-height="0.65cm" fo:min-width="2.3cm"/>
    </style:style>
    <style:style style:name="gr80" style:family="graphic" style:parent-style-name="standard">
      <style:graphic-properties draw:textarea-horizontal-align="justify" draw:textarea-vertical-align="middle" draw:auto-grow-height="false" fo:min-height="1.65cm" fo:min-width="3.8cm"/>
    </style:style>
    <style:style style:name="gr81" style:family="graphic" style:parent-style-name="standard">
      <style:graphic-properties draw:textarea-horizontal-align="justify" draw:textarea-vertical-align="middle" draw:auto-grow-height="false" fo:min-height="0.884cm" fo:min-width="2.586cm"/>
    </style:style>
    <style:style style:name="gr82" style:family="graphic" style:parent-style-name="standard">
      <style:graphic-properties draw:textarea-horizontal-align="justify" draw:textarea-vertical-align="middle" draw:auto-grow-height="false" fo:min-height="1.072cm" fo:min-width="3.278cm"/>
    </style:style>
    <style:style style:name="P1" style:family="paragraph">
      <style:paragraph-properties fo:text-align="center"/>
    </style:style>
    <style:style style:name="P2" style:family="paragraph">
      <style:paragraph-properties fo:margin-left="-0.3cm" fo:margin-right="0.8cm" fo:text-indent="0.8cm"/>
    </style:style>
    <style:style style:name="P3" style:family="paragraph">
      <style:paragraph-properties fo:margin-left="-0.3cm" fo:margin-right="0.8cm" fo:text-align="center" fo:text-indent="0.8cm"/>
    </style:style>
    <style:style style:name="P4" style:family="paragraph">
      <style:text-properties fo:font-size="14pt"/>
    </style:style>
    <style:style style:name="P5" style:family="paragraph">
      <style:paragraph-properties fo:text-align="center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2.065cm" svg:x="8.3cm" svg:y="1.6cm">
          <text:p text:style-name="P1">Star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0.384cm" svg:y1="3.665cm" svg:x2="10.415cm" svg:y2="5.44cm">
          <text:p/>
        </draw:line>
        <draw:custom-shape draw:style-name="gr3" draw:text-style-name="P1" draw:layer="layout" svg:width="5.2cm" svg:height="2.1cm" svg:x="7.8cm" svg:y="5.4cm">
          <text:p text:style-name="P1">Login Screen</text:p>
          <text:p text:style-name="P1">Displayed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3cm" svg:y1="7.5cm" svg:x2="10.315cm" svg:y2="9.24cm">
          <text:p/>
        </draw:line>
        <draw:custom-shape draw:style-name="gr4" draw:text-style-name="P1" draw:layer="layout" svg:width="5.2cm" svg:height="2.3cm" svg:x="7.5cm" svg:y="9.2cm">
          <text:p text:style-name="P1">Input Username</text:p>
          <text:p text:style-name="P1">And Passwor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1cm" svg:y1="11.5cm" svg:x2="10.1cm" svg:y2="13.3cm">
          <text:p/>
        </draw:line>
        <draw:custom-shape draw:style-name="gr5" draw:text-style-name="P1" draw:layer="layout" svg:width="5.4cm" svg:height="2.5cm" svg:x="7.4cm" svg:y="13.3cm">
          <text:p text:style-name="P1">Validate Username</text:p>
          <text:p text:style-name="P1">And Password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2cm" svg:y1="15.8cm" svg:x2="10.2cm" svg:y2="17.7cm">
          <text:p/>
        </draw:line>
        <draw:custom-shape draw:style-name="gr6" draw:text-style-name="P1" draw:layer="layout" svg:width="6.6cm" svg:height="2.7cm" svg:x="6.9cm" svg:y="17.7cm">
          <text:p text:style-name="P1">Username AND</text:p>
          <text:p text:style-name="P1">Password Correc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1" draw:layer="layout" svg:x1="10.2cm" svg:y1="20.4cm" svg:x2="10.2cm" svg:y2="22.6cm">
          <text:p/>
        </draw:line>
        <draw:frame draw:style-name="gr8" draw:layer="layout" svg:width="2cm" svg:height="1.1cm" svg:x="8.1cm" svg:y="20.7cm">
          <draw:text-box>
            <text:p>Yes</text:p>
          </draw:text-box>
        </draw:frame>
        <draw:custom-shape draw:style-name="gr9" draw:text-style-name="P1" draw:layer="layout" svg:width="6.4cm" svg:height="2.1cm" svg:x="7.315cm" svg:y="22.54cm">
          <text:p text:style-name="P1">Display Account</text:p>
          <text:p text:style-name="P1">Graphical</text:p>
          <text:p text:style-name="P1">User Interfa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1" draw:layer="layout" svg:x1="10.215cm" svg:y1="24.74cm" svg:x2="10.215cm" svg:y2="27.04cm">
          <text:p/>
        </draw:line>
        <draw:frame draw:style-name="gr11" draw:layer="layout" svg:width="5cm" svg:height="1.309cm" svg:x="8.215cm" svg:y="27.131cm">
          <draw:text-box>
            <text:p>See Figure 2.2</text:p>
          </draw:text-box>
        </draw:frame>
        <draw:custom-shape draw:style-name="gr12" draw:text-style-name="P1" draw:layer="layout" svg:width="5.6cm" svg:height="2.2cm" svg:x="14.3cm" svg:y="13.5cm">
          <text:p text:style-name="P1">Display</text:p>
          <text:p text:style-name="P1">ErrorMessage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3" draw:text-style-name="P1" draw:layer="layout" svg:x1="13.5cm" svg:y1="19cm" svg:x2="17.3cm" svg:y2="19cm">
          <text:p text:style-name="P1">No</text:p>
        </draw:line>
        <draw:line draw:style-name="gr10" draw:text-style-name="P1" draw:layer="layout" svg:x1="17.268cm" svg:y1="19cm" svg:x2="17.268cm" svg:y2="15.7cm">
          <text:p/>
        </draw:line>
        <draw:line draw:style-name="gr14" draw:text-style-name="P1" draw:layer="layout" svg:x1="17.2cm" svg:y1="13.5cm" svg:x2="17.2cm" svg:y2="10.4cm">
          <text:p/>
        </draw:line>
        <draw:line draw:style-name="gr10" draw:text-style-name="P1" draw:layer="layout" svg:x1="17.2cm" svg:y1="10.4cm" svg:x2="12.2cm" svg:y2="10.4cm">
          <text:p/>
        </draw:line>
        <draw:line draw:style-name="gr10" draw:text-style-name="P1" draw:layer="layout" svg:x1="7.415cm" svg:y1="14.54cm" svg:x2="5.715cm" svg:y2="14.54cm">
          <text:p/>
        </draw:line>
        <draw:custom-shape draw:style-name="gr15" draw:text-style-name="P1" draw:layer="layout" svg:width="5.1cm" svg:height="2cm" svg:x="0.715cm" svg:y="13.54cm">
          <text:p text:style-name="P1">Saved username</text:p>
          <text:p text:style-name="P1">and password</text:p>
          <text:p text:style-name="P1">data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  <draw:page draw:name="page2" draw:style-name="dp1" draw:master-page-name="Default">
        <draw:frame draw:style-name="gr8" draw:text-style-name="P2" draw:layer="layout" svg:width="4.8cm" svg:height="1.1cm" svg:x="3.015cm" svg:y="0.74cm">
          <draw:text-box>
            <text:p>See Figure 2.1</text:p>
          </draw:text-box>
        </draw:frame>
        <draw:line draw:style-name="gr10" draw:text-style-name="P3" draw:layer="layout" svg:x1="4.815cm" svg:y1="1.44cm" svg:x2="4.815cm" svg:y2="3.34cm">
          <text:p/>
        </draw:line>
        <draw:custom-shape draw:style-name="gr6" draw:text-style-name="P1" draw:layer="layout" svg:width="6.6cm" svg:height="2.7cm" svg:x="1.527cm" svg:y="3.34cm">
          <text:p text:style-name="P1">Select Task;</text:p>
          <text:p text:style-name="P1">Homework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0" draw:text-style-name="P3" draw:layer="layout" svg:x1="11.715cm" svg:y1="14.34cm" svg:x2="11.715cm" svg:y2="15.84cm">
          <text:p/>
        </draw:line>
        <draw:custom-shape draw:style-name="gr3" draw:text-style-name="P1" draw:layer="layout" svg:width="5.2cm" svg:height="2.1cm" svg:x="9.015cm" svg:y="15.84cm">
          <text:p text:style-name="P1">Personal</text:p>
          <text:p text:style-name="P1">Database</text:p>
          <text:p text:style-name="P1">Displayed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1" draw:layer="layout" svg:width="3.2cm" svg:height="1.4cm" svg:x="3.215cm" svg:y="20.24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1" draw:layer="layout" svg:width="4.5cm" svg:height="1.309cm" svg:x="10.415cm" svg:y="4.131cm">
          <draw:text-box>
            <text:p>See Figure 2.4</text:p>
          </draw:text-box>
        </draw:frame>
        <draw:line draw:style-name="gr10" draw:text-style-name="P1" draw:layer="layout" svg:x1="11.715cm" svg:y1="17.94cm" svg:x2="11.715cm" svg:y2="19.84cm">
          <text:p/>
        </draw:line>
        <draw:custom-shape draw:style-name="gr17" draw:text-style-name="P1" draw:layer="layout" svg:width="5.3cm" svg:height="2cm" svg:x="8.715cm" svg:y="19.84cm">
          <text:p text:style-name="P1">User Select</text:p>
          <text:p text:style-name="P1">Retur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1" draw:layer="layout" svg:x1="13.515cm" svg:y1="20.84cm" svg:x2="15.215cm" svg:y2="20.84cm">
          <text:p/>
        </draw:line>
        <draw:frame draw:style-name="gr11" draw:layer="layout" svg:width="4.8cm" svg:height="1.309cm" svg:x="15.315cm" svg:y="20.44cm">
          <draw:text-box>
            <text:p>See Figure 2.2</text:p>
          </draw:text-box>
        </draw:frame>
        <draw:line draw:style-name="gr10" draw:text-style-name="P1" draw:layer="layout" svg:x1="15.015cm" svg:y1="16.84cm" svg:x2="13.715cm" svg:y2="16.84cm">
          <text:p/>
        </draw:line>
        <draw:custom-shape draw:style-name="gr3" draw:text-style-name="P1" draw:layer="layout" svg:width="5.2cm" svg:height="2.1cm" svg:x="9.115cm" svg:y="12.24cm">
          <text:p text:style-name="P1">Select Lesson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1" draw:layer="layout" svg:width="5.1cm" svg:height="2cm" svg:x="15.015cm" svg:y="15.84cm">
          <text:p text:style-name="P1">User records<text:line-break/>database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layer="layout" svg:width="2.1cm" svg:height="0.8cm" svg:x="8.315cm" svg:y="3.94cm">
          <draw:text-box>
            <text:p>Yes</text:p>
          </draw:text-box>
        </draw:frame>
        <draw:line draw:style-name="gr10" draw:text-style-name="P1" draw:layer="layout" svg:x1="8.115cm" svg:y1="4.64cm" svg:x2="10.515cm" svg:y2="4.64cm">
          <text:p/>
        </draw:line>
        <draw:line draw:style-name="gr10" draw:text-style-name="P1" draw:layer="layout" svg:x1="4.815cm" svg:y1="6.04cm" svg:x2="4.815cm" svg:y2="7.54cm">
          <text:p/>
        </draw:line>
        <draw:frame draw:style-name="gr18" draw:layer="layout" svg:width="2.1cm" svg:height="0.8cm" svg:x="5.015cm" svg:y="6.24cm">
          <draw:text-box>
            <text:p>No</text:p>
          </draw:text-box>
        </draw:frame>
        <draw:custom-shape draw:style-name="gr6" draw:text-style-name="P1" draw:layer="layout" svg:width="6.6cm" svg:height="2.7cm" svg:x="1.515cm" svg:y="7.54cm">
          <text:p text:style-name="P1">Select Task;</text:p>
          <text:p text:style-name="P1">Lesso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1" draw:layer="layout" svg:width="4.5cm" svg:height="1.309cm" svg:x="10.415cm" svg:y="8.431cm">
          <draw:text-box>
            <text:p>See Figure 2.3</text:p>
          </draw:text-box>
        </draw:frame>
        <draw:frame draw:style-name="gr18" draw:layer="layout" svg:width="2.1cm" svg:height="0.8cm" svg:x="8.315cm" svg:y="8.24cm">
          <draw:text-box>
            <text:p>Yes</text:p>
          </draw:text-box>
        </draw:frame>
        <draw:line draw:style-name="gr10" draw:text-style-name="P1" draw:layer="layout" svg:x1="8.115cm" svg:y1="8.94cm" svg:x2="10.515cm" svg:y2="8.94cm">
          <text:p/>
        </draw:line>
        <draw:line draw:style-name="gr10" draw:text-style-name="P1" draw:layer="layout" svg:x1="4.815cm" svg:y1="10.24cm" svg:x2="4.815cm" svg:y2="11.74cm">
          <text:p/>
        </draw:line>
        <draw:frame draw:style-name="gr18" draw:layer="layout" svg:width="2.1cm" svg:height="0.8cm" svg:x="5.015cm" svg:y="10.44cm">
          <draw:text-box>
            <text:p>No</text:p>
          </draw:text-box>
        </draw:frame>
        <draw:custom-shape draw:style-name="gr6" draw:text-style-name="P1" draw:layer="layout" svg:width="6.6cm" svg:height="2.7cm" svg:x="1.515cm" svg:y="11.74cm">
          <text:p text:style-name="P1">Select Task;</text:p>
          <text:p text:style-name="P1">Databas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8" draw:layer="layout" svg:width="2.1cm" svg:height="0.8cm" svg:x="8.215cm" svg:y="12.44cm">
          <draw:text-box>
            <text:p>Yes</text:p>
          </draw:text-box>
        </draw:frame>
        <draw:line draw:style-name="gr10" draw:text-style-name="P1" draw:layer="layout" svg:x1="8.015cm" svg:y1="13.14cm" svg:x2="9.715cm" svg:y2="13.14cm">
          <text:p/>
        </draw:line>
        <draw:line draw:style-name="gr10" draw:text-style-name="P1" draw:layer="layout" svg:x1="4.815cm" svg:y1="18.64cm" svg:x2="4.815cm" svg:y2="20.24cm">
          <text:p/>
        </draw:line>
        <draw:frame draw:style-name="gr18" draw:layer="layout" svg:width="2.1cm" svg:height="0.8cm" svg:x="5.015cm" svg:y="18.84cm">
          <draw:text-box>
            <text:p>No</text:p>
          </draw:text-box>
        </draw:frame>
        <draw:line draw:style-name="gr10" draw:text-style-name="P1" draw:layer="layout" svg:x1="4.815cm" svg:y1="14.44cm" svg:x2="4.815cm" svg:y2="16.04cm">
          <text:p/>
        </draw:line>
        <draw:custom-shape draw:style-name="gr6" draw:text-style-name="P1" draw:layer="layout" svg:width="6.6cm" svg:height="2.7cm" svg:x="1.515cm" svg:y="15.94cm">
          <text:p text:style-name="P1">Select Task;</text:p>
          <text:p text:style-name="P1">Repor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8" draw:layer="layout" svg:width="2.1cm" svg:height="0.8cm" svg:x="5.115cm" svg:y="14.74cm">
          <draw:text-box>
            <text:p>No</text:p>
          </draw:text-box>
        </draw:frame>
        <draw:line draw:style-name="gr10" draw:text-style-name="P1" draw:layer="layout" svg:x1="7.515cm" svg:y1="17.54cm" svg:x2="7.515cm" svg:y2="23.44cm">
          <text:p/>
        </draw:line>
        <draw:frame draw:style-name="gr18" draw:layer="layout" svg:width="2.1cm" svg:height="0.8cm" svg:x="7.515cm" svg:y="19.14cm">
          <draw:text-box>
            <text:p>Yes</text:p>
          </draw:text-box>
        </draw:frame>
        <draw:frame draw:style-name="gr11" draw:layer="layout" svg:width="4.8cm" svg:height="1.309cm" svg:x="5.215cm" svg:y="23.431cm">
          <draw:text-box>
            <text:p>See Figure 2.5</text:p>
          </draw:text-box>
        </draw:frame>
      </draw:page>
      <draw:page draw:name="page3" draw:style-name="dp1" draw:master-page-name="Default">
        <draw:frame draw:style-name="gr19" draw:layer="layout" svg:width="6cm" svg:height="1cm" svg:x="8.315cm" svg:y="0.94cm">
          <draw:text-box>
            <text:p>See Figure 2.2</text:p>
          </draw:text-box>
        </draw:frame>
        <draw:line draw:style-name="gr10" draw:text-style-name="P1" draw:layer="layout" svg:x1="10.315cm" svg:y1="1.54cm" svg:x2="10.315cm" svg:y2="3.34cm">
          <text:p/>
        </draw:line>
        <draw:custom-shape draw:style-name="gr20" draw:text-style-name="P1" draw:layer="layout" svg:width="6.3cm" svg:height="2.1cm" svg:x="7.215cm" svg:y="3.34cm">
          <text:p text:style-name="P1">Display</text:p>
          <text:p text:style-name="P1">Selected</text:p>
          <text:p text:style-name="P1">Lesson</text:p>
          <text:p text:style-name="P1">Menu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1" draw:layer="layout" svg:x1="10.315cm" svg:y1="5.44cm" svg:x2="10.315cm" svg:y2="7.016cm">
          <text:p/>
        </draw:line>
        <draw:custom-shape draw:style-name="gr21" draw:text-style-name="P1" draw:layer="layout" svg:width="6.4cm" svg:height="1.825cm" svg:x="7.215cm" svg:y="7.015cm">
          <text:p text:style-name="P1">Select</text:p>
          <text:p text:style-name="P1">Lesson</text:p>
          <text:p text:style-name="P1">Sect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1" draw:layer="layout" svg:x1="13.734cm" svg:y1="18.44cm" svg:x2="15.234cm" svg:y2="18.44cm">
          <text:p/>
        </draw:line>
        <draw:custom-shape draw:style-name="gr22" draw:text-style-name="P1" draw:layer="layout" svg:width="4.6cm" svg:height="2.2cm" svg:x="15.215cm" svg:y="17.44cm">
          <text:p text:style-name="P1">Move To</text:p>
          <text:p text:style-name="P1">Next P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draw:layer="layout" svg:width="6.4cm" svg:height="1.825cm" svg:x="7.015cm" svg:y="10.415cm">
          <text:p text:style-name="P1">Display New</text:p>
          <text:p text:style-name="P1">P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1" draw:layer="layout" svg:x1="6.715cm" svg:y1="22.24cm" svg:x2="4.915cm" svg:y2="22.24cm">
          <text:p/>
        </draw:line>
        <draw:custom-shape draw:style-name="gr23" draw:text-style-name="P1" draw:layer="layout" svg:width="4.2cm" svg:height="2cm" svg:x="0.715cm" svg:y="21.24cm">
          <text:p text:style-name="P1">Move To</text:p>
          <text:p text:style-name="P1">Previous</text:p>
          <text:p text:style-name="P1">Page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.215cm" svg:y1="19.64cm" svg:x2="10.215cm" svg:y2="21.04cm">
          <text:p/>
        </draw:line>
        <draw:custom-shape draw:style-name="gr24" draw:text-style-name="P1" draw:layer="layout" svg:width="6.5cm" svg:height="1.6cm" svg:x="6.815cm" svg:y="24.84cm">
          <text:p text:style-name="P1">Select</text:p>
          <text:p text:style-name="P1">Finish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1" draw:layer="layout" svg:x1="15.415cm" svg:y1="4.44cm" svg:x2="12.815cm" svg:y2="4.44cm">
          <text:p/>
        </draw:line>
        <draw:line draw:style-name="gr10" draw:text-style-name="P1" draw:layer="layout" svg:x1="10.215cm" svg:y1="26.54cm" svg:x2="10.215cm" svg:y2="27.94cm">
          <text:p/>
        </draw:line>
        <draw:frame draw:style-name="gr11" draw:layer="layout" svg:width="5.2cm" svg:height="1.309cm" svg:x="7.815cm" svg:y="27.94cm">
          <draw:text-box>
            <text:p>See Figure 2.2</text:p>
          </draw:text-box>
        </draw:frame>
        <draw:line draw:style-name="gr10" draw:text-style-name="P1" draw:layer="layout" svg:x1="10.315cm" svg:y1="8.84cm" svg:x2="10.315cm" svg:y2="10.416cm">
          <text:p/>
        </draw:line>
        <draw:line draw:style-name="gr14" draw:text-style-name="P1" draw:layer="layout" svg:x1="3.015cm" svg:y1="14.54cm" svg:x2="3.015cm" svg:y2="21.24cm">
          <text:p/>
        </draw:line>
        <draw:line draw:style-name="gr10" draw:text-style-name="P1" draw:layer="layout" svg:x1="3.015cm" svg:y1="14.54cm" svg:x2="8.415cm" svg:y2="14.54cm">
          <text:p/>
        </draw:line>
        <draw:line draw:style-name="gr10" draw:text-style-name="P1" draw:layer="layout" svg:x1="10.215cm" svg:y1="23.34cm" svg:x2="10.215cm" svg:y2="24.84cm">
          <text:p/>
        </draw:line>
        <draw:custom-shape draw:style-name="gr25" draw:text-style-name="P1" draw:layer="layout" svg:width="4.7cm" svg:height="2cm" svg:x="15.415cm" svg:y="3.44cm">
          <text:p text:style-name="P1">Hard-coded<text:line-break/>lessons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6" draw:text-style-name="P1" draw:layer="layout" svg:width="7cm" svg:height="2.3cm" svg:x="6.715cm" svg:y="17.34cm">
          <text:p text:style-name="P1">Next Page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10" draw:text-style-name="P1" draw:layer="layout" svg:x1="10.215cm" svg:y1="15.74cm" svg:x2="10.215cm" svg:y2="17.316cm">
          <text:p/>
        </draw:line>
        <draw:frame draw:style-name="gr19" draw:layer="layout" svg:width="2.2cm" svg:height="1cm" svg:x="13.634cm" svg:y="17.64cm">
          <draw:text-box>
            <text:p>Yes</text:p>
          </draw:text-box>
        </draw:frame>
        <draw:line draw:style-name="gr10" draw:text-style-name="P1" draw:layer="layout" svg:x1="10.215cm" svg:y1="12.34cm" svg:x2="10.215cm" svg:y2="13.54cm">
          <text:p/>
        </draw:line>
        <draw:custom-shape draw:style-name="gr27" draw:text-style-name="P1" draw:layer="layout" svg:width="3.5cm" svg:height="2.3cm" svg:x="8.415cm" svg:y="13.44cm">
          <text:p text:style-name="P1">While not<text:line-break/>finished 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7.615cm" svg:y1="17.44cm" svg:x2="17.615cm" svg:y2="14.64cm">
          <text:p/>
        </draw:line>
        <draw:line draw:style-name="gr10" draw:text-style-name="P1" draw:layer="layout" svg:x1="17.615cm" svg:y1="14.64cm" svg:x2="11.915cm" svg:y2="14.64cm">
          <text:p/>
        </draw:line>
        <draw:frame draw:style-name="gr19" draw:layer="layout" svg:width="2.2cm" svg:height="1cm" svg:x="10.315cm" svg:y="19.74cm">
          <draw:text-box>
            <text:p>No</text:p>
          </draw:text-box>
        </draw:frame>
        <draw:custom-shape draw:style-name="gr26" draw:text-style-name="P1" draw:layer="layout" svg:width="7cm" svg:height="2.3cm" svg:x="6.715cm" svg:y="21.04cm">
          <text:p text:style-name="P1">Previous Page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9" draw:layer="layout" svg:width="2.2cm" svg:height="1cm" svg:x="5.415cm" svg:y="21.54cm">
          <draw:text-box>
            <text:p>Yes</text:p>
          </draw:text-box>
        </draw:frame>
      </draw:page>
      <draw:page draw:name="page4" draw:style-name="dp1" draw:master-page-name="Default">
        <draw:frame draw:style-name="gr11" draw:layer="layout" svg:width="5.074cm" svg:height="1.309cm" svg:x="7.741cm" svg:y="0.74cm">
          <draw:text-box>
            <text:p>See Figure 2.2</text:p>
          </draw:text-box>
        </draw:frame>
        <draw:line draw:style-name="gr10" draw:text-style-name="P1" draw:layer="layout" svg:x1="9.844cm" svg:y1="1.561cm" svg:x2="9.844cm" svg:y2="3.424cm">
          <text:p/>
        </draw:line>
        <draw:custom-shape draw:style-name="gr28" draw:text-style-name="P1" draw:layer="layout" svg:width="4.98cm" svg:height="1.863cm" svg:x="7.354cm" svg:y="3.423cm">
          <text:p text:style-name="P1">Homework </text:p>
          <text:p text:style-name="P1">First Page</text:p>
          <text:p text:style-name="P1">Display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1" draw:layer="layout" svg:x1="13.976cm" svg:y1="4.24cm" svg:x2="11.915cm" svg:y2="4.24cm">
          <text:p/>
        </draw:line>
        <draw:line draw:style-name="gr10" draw:text-style-name="P1" draw:layer="layout" svg:x1="7.915cm" svg:y1="4.24cm" svg:x2="5.597cm" svg:y2="4.24cm">
          <text:p/>
        </draw:line>
        <draw:line draw:style-name="gr10" draw:text-style-name="P1" draw:layer="layout" svg:x1="9.866cm" svg:y1="5.266cm" svg:x2="9.915cm" svg:y2="7.14cm">
          <text:p/>
        </draw:line>
        <draw:custom-shape draw:style-name="gr29" draw:text-style-name="P1" draw:layer="layout" svg:width="5.152cm" svg:height="1.596cm" svg:x="6.924cm" svg:y="10.785cm">
          <text:p text:style-name="P1">Input Solution</text:p>
          <text:p text:style-name="P1">To Quest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0" draw:text-style-name="P1" draw:layer="layout" svg:width="3.521cm" svg:height="2.306cm" svg:x="8.194cm" svg:y="7.14cm">
          <text:p text:style-name="P1">FOR Question</text:p>
          <text:p text:style-name="P1">IN Homework</text:p>
          <text:p text:style-name="P1">DO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0" draw:text-style-name="P1" draw:layer="layout" svg:x1="10.015cm" svg:y1="9.44cm" svg:x2="10.015cm" svg:y2="10.77cm">
          <text:p/>
        </draw:line>
        <draw:custom-shape draw:style-name="gr31" draw:text-style-name="P1" draw:layer="layout" svg:width="5.152cm" svg:height="2.04cm" svg:x="5.344cm" svg:y="26.891cm">
          <text:p text:style-name="P1">Last Questio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0" draw:text-style-name="P1" draw:layer="layout" svg:x1="9.433cm" svg:y1="12.381cm" svg:x2="9.433cm" svg:y2="13.623cm">
          <text:p/>
        </draw:line>
        <draw:custom-shape draw:style-name="gr32" draw:text-style-name="P1" draw:layer="layout" svg:width="5.066cm" svg:height="1.863cm" svg:x="6.924cm" svg:y="13.623cm">
          <text:p text:style-name="P1">Validate Solutio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9.515cm" svg:y1="15.466cm" svg:x2="9.515cm" svg:y2="17.24cm">
          <text:p/>
        </draw:line>
        <draw:custom-shape draw:style-name="gr33" draw:text-style-name="P1" draw:layer="layout" svg:width="5.409cm" svg:height="1.952cm" svg:x="6.839cm" svg:y="17.259cm">
          <text:p text:style-name="P1">Correct Answ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4" draw:text-style-name="P1" draw:layer="layout" svg:width="3.606cm" svg:height="2.129cm" svg:x="1.687cm" svg:y="17.082cm">
          <text:p text:style-name="P1">Wrong Data</text:p>
          <text:p text:style-name="P1">Typ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0" draw:text-style-name="P1" draw:layer="layout" svg:x1="2.515cm" svg:y1="17.64cm" svg:x2="2.46cm" svg:y2="15.486cm">
          <text:p/>
        </draw:line>
        <draw:line draw:style-name="gr10" draw:text-style-name="P1" draw:layer="layout" svg:x1="4.415cm" svg:y1="17.64cm" svg:x2="4.434cm" svg:y2="15.486cm">
          <text:p/>
        </draw:line>
        <draw:frame draw:style-name="gr11" draw:layer="layout" svg:width="3.97cm" svg:height="1.309cm" svg:x="2.545cm" svg:y="16.34cm">
          <draw:text-box>
            <text:p>Yes <text:s text:c="4"/>No</text:p>
          </draw:text-box>
        </draw:frame>
        <draw:custom-shape draw:style-name="gr35" draw:text-style-name="P1" draw:layer="layout" svg:width="3.864cm" svg:height="2.129cm" svg:x="1.687cm" svg:y="13.357cm">
          <text:p text:style-name="P1">Display</text:p>
          <text:p text:style-name="P1">ErrorMessage</text:p>
          <text:p text:style-name="P1">2 <text:s text:c="6"/>3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4" draw:text-style-name="P1" draw:layer="layout" svg:x1="3.662cm" svg:y1="13.357cm" svg:x2="3.662cm" svg:y2="11.583cm">
          <text:p/>
        </draw:line>
        <draw:line draw:style-name="gr10" draw:text-style-name="P1" draw:layer="layout" svg:x1="3.662cm" svg:y1="11.583cm" svg:x2="7.44cm" svg:y2="11.583cm">
          <text:p/>
        </draw:line>
        <draw:line draw:style-name="gr10" draw:text-style-name="P1" draw:layer="layout" svg:x1="7.915cm" svg:y1="18.64cm" svg:x2="7.955cm" svg:y2="20.63cm">
          <text:p/>
        </draw:line>
        <draw:frame draw:style-name="gr36" draw:layer="layout" svg:width="2.233cm" svg:height="0.798cm" svg:x="6.495cm" svg:y="19.477cm">
          <draw:text-box>
            <text:p>No</text:p>
          </draw:text-box>
        </draw:frame>
        <draw:custom-shape draw:style-name="gr37" draw:text-style-name="P1" draw:layer="layout" svg:width="3.95cm" svg:height="1.596cm" svg:x="5.98cm" svg:y="20.63cm">
          <text:p text:style-name="P1">First Try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4" draw:text-style-name="P1" draw:layer="layout" svg:x1="5.889cm" svg:y1="21.4cm" svg:x2="3.485cm" svg:y2="21.4cm">
          <text:p/>
        </draw:line>
        <draw:frame draw:style-name="gr38" draw:layer="layout" svg:width="2.06cm" svg:height="0.78cm" svg:x="3.743cm" svg:y="20.602cm">
          <draw:text-box>
            <text:p>Yes</text:p>
          </draw:text-box>
        </draw:frame>
        <draw:line draw:style-name="gr10" draw:text-style-name="P1" draw:layer="layout" svg:x1="3.48cm" svg:y1="21.4cm" svg:x2="3.48cm" svg:y2="19.183cm">
          <text:p/>
        </draw:line>
        <draw:line draw:style-name="gr10" draw:text-style-name="P1" draw:layer="layout" svg:x1="7.942cm" svg:y1="22.155cm" svg:x2="7.942cm" svg:y2="23.84cm">
          <text:p/>
        </draw:line>
        <draw:frame draw:style-name="gr36" draw:layer="layout" svg:width="2.147cm" svg:height="0.798cm" svg:x="6.568cm" svg:y="22.687cm">
          <draw:text-box>
            <text:p>No</text:p>
          </draw:text-box>
        </draw:frame>
        <draw:line draw:style-name="gr10" draw:text-style-name="P1" draw:layer="layout" svg:x1="5.344cm" svg:y1="27.867cm" svg:x2="3.369cm" svg:y2="27.867cm">
          <text:p/>
        </draw:line>
        <draw:frame draw:style-name="gr36" draw:layer="layout" svg:width="2.061cm" svg:height="0.798cm" svg:x="3.712cm" svg:y="26.98cm">
          <draw:text-box>
            <text:p>Yes</text:p>
          </draw:text-box>
        </draw:frame>
        <draw:custom-shape draw:style-name="gr39" draw:text-style-name="P1" draw:layer="layout" svg:width="2.554cm" svg:height="1.548cm" svg:x="0.861cm" svg:y="27.24cm">
          <text:p text:style-name="P1">Save</text:p>
          <text:p text:style-name="P1">Results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.115cm" svg:y1="27.248cm" svg:x2="2.115cm" svg:y2="25.74cm">
          <text:p/>
        </draw:line>
        <draw:frame draw:style-name="gr11" draw:layer="layout" svg:width="4.8cm" svg:height="1.309cm" svg:x="0.315cm" svg:y="21.831cm">
          <draw:text-box>
            <text:p>See Figure 2.2</text:p>
          </draw:text-box>
        </draw:frame>
        <draw:line draw:style-name="gr14" draw:text-style-name="P1" draw:layer="layout" svg:x1="10.496cm" svg:y1="27.867cm" svg:x2="13.415cm" svg:y2="27.867cm">
          <text:p/>
        </draw:line>
        <draw:line draw:style-name="gr14" draw:text-style-name="P1" draw:layer="layout" svg:x1="13.415cm" svg:y1="27.84cm" svg:x2="13.415cm" svg:y2="8.24cm">
          <text:p/>
        </draw:line>
        <draw:line draw:style-name="gr10" draw:text-style-name="P1" draw:layer="layout" svg:x1="13.415cm" svg:y1="8.24cm" svg:x2="11.615cm" svg:y2="8.24cm">
          <text:p/>
        </draw:line>
        <draw:line draw:style-name="gr10" draw:text-style-name="P1" draw:layer="layout" svg:x1="11.415cm" svg:y1="18.54cm" svg:x2="11.415cm" svg:y2="20.64cm">
          <text:p/>
        </draw:line>
        <draw:custom-shape draw:style-name="gr40" draw:text-style-name="P1" draw:layer="layout" svg:width="3.6cm" svg:height="1.5cm" svg:x="6.015cm" svg:y="23.94cm">
          <text:p text:style-name="P1">Display</text:p>
          <text:p text:style-name="P1">Correct</text:p>
          <text:p text:style-name="P1">Answ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8" draw:layer="layout" svg:width="2.8cm" svg:height="0.8cm" svg:x="10.815cm" svg:y="26.94cm">
          <draw:text-box>
            <text:p>No</text:p>
          </draw:text-box>
        </draw:frame>
        <draw:line draw:style-name="gr10" draw:text-style-name="P1" draw:layer="layout" svg:x1="7.815cm" svg:y1="25.44cm" svg:x2="7.815cm" svg:y2="26.84cm">
          <text:p/>
        </draw:line>
        <draw:custom-shape draw:style-name="gr41" draw:text-style-name="P1" draw:layer="layout" svg:width="3.1cm" svg:height="1.4cm" svg:x="10.115cm" svg:y="20.64cm">
          <text:p text:style-name="P1">Score +=</text:p>
          <text:p text:style-name="P1">No_of_marks</text:p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11.615cm" svg:y1="22.04cm" svg:x2="11.615cm" svg:y2="26.24cm">
          <text:p/>
        </draw:line>
        <draw:line draw:style-name="gr42" draw:text-style-name="P1" draw:layer="layout" svg:x1="11.615cm" svg:y1="26.24cm" svg:x2="9.415cm" svg:y2="26.24cm">
          <text:p/>
        </draw:line>
        <draw:line draw:style-name="gr43" draw:text-style-name="P1" draw:layer="layout" svg:x1="9.415cm" svg:y1="26.177cm" svg:x2="9.415cm" svg:y2="27.44cm">
          <text:p/>
        </draw:line>
        <draw:custom-shape draw:style-name="gr15" draw:text-style-name="P1" draw:layer="layout" svg:width="5.1cm" svg:height="2cm" svg:x="14.015cm" svg:y="3.24cm">
          <text:p text:style-name="P1">Hard-coded<text:line-break/>homework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5" draw:text-style-name="P1" draw:layer="layout" svg:width="5.1cm" svg:height="2cm" svg:x="0.515cm" svg:y="3.24cm">
          <text:p text:style-name="P1">Random question<text:line-break/>generating<text:line-break/>algorithms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44" draw:text-style-name="P1" draw:layer="layout" svg:width="4.066cm" svg:height="2cm" svg:x="0.549cm" svg:y="23.741cm">
          <text:p text:style-name="P1">Save results<text:line-break/>to database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10" draw:text-style-name="P1" draw:layer="layout" svg:x1="2.115cm" svg:y1="23.74cm" svg:x2="2.115cm" svg:y2="22.54cm">
          <text:p/>
        </draw:line>
      </draw:page>
      <draw:page draw:name="page5" draw:style-name="dp1" draw:master-page-name="Default">
        <draw:frame draw:style-name="gr11" draw:text-style-name="P4" draw:layer="layout" svg:width="4.8cm" svg:height="1.309cm" svg:x="8.015cm" svg:y="0.84cm">
          <draw:text-box>
            <text:p text:style-name="P4">See Figure 2.2</text:p>
          </draw:text-box>
        </draw:frame>
        <draw:line draw:style-name="gr10" draw:text-style-name="P1" draw:layer="layout" svg:x1="10.215cm" svg:y1="2.04cm" svg:x2="10.215cm" svg:y2="3.84cm">
          <text:p/>
        </draw:line>
        <draw:custom-shape draw:style-name="gr45" draw:text-style-name="P5" draw:layer="Layout" svg:width="5.6cm" svg:height="1.8cm" svg:x="7.415cm" svg:y="3.84cm">
          <text:p text:style-name="P5">Input Task<text:line-break/>quer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10.215cm" svg:y1="5.64cm" svg:x2="10.215cm" svg:y2="7.44cm">
          <text:p/>
        </draw:line>
        <draw:custom-shape draw:style-name="gr45" draw:text-style-name="P5" draw:layer="Layout" svg:width="5.6cm" svg:height="1.8cm" svg:x="7.415cm" svg:y="7.44cm">
          <text:p text:style-name="P5">Input Score<text:line-break/>quer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13.015cm" svg:y1="4.74cm" svg:x2="15.515cm" svg:y2="4.74cm">
          <text:p/>
        </draw:line>
        <draw:line draw:style-name="gr10" draw:text-style-name="P1" draw:layer="layout" svg:x1="13.008cm" svg:y1="8.34cm" svg:x2="15.508cm" svg:y2="8.34cm">
          <text:p/>
        </draw:line>
        <draw:frame draw:style-name="gr46" draw:text-style-name="P4" draw:layer="layout" svg:width="2.5cm" svg:height="0.78cm" svg:x="12.715cm" svg:y="3.96cm">
          <draw:text-box>
            <text:p text:style-name="P4">Yes</text:p>
          </draw:text-box>
        </draw:frame>
        <draw:frame draw:style-name="gr46" draw:text-style-name="P4" draw:layer="layout" svg:width="2.5cm" svg:height="0.78cm" svg:x="12.615cm" svg:y="7.54cm">
          <draw:text-box>
            <text:p text:style-name="P4">Yes</text:p>
          </draw:text-box>
        </draw:frame>
        <draw:frame draw:style-name="gr46" draw:text-style-name="P4" draw:layer="layout" svg:width="2.5cm" svg:height="0.78cm" svg:x="10.215cm" svg:y="6.26cm">
          <draw:text-box>
            <text:p text:style-name="P4">No</text:p>
          </draw:text-box>
        </draw:frame>
        <draw:line draw:style-name="gr10" draw:text-style-name="P1" draw:layer="layout" svg:x1="10.215cm" svg:y1="9.24cm" svg:x2="10.215cm" svg:y2="11.04cm">
          <text:p/>
        </draw:line>
        <draw:frame draw:style-name="gr46" draw:text-style-name="P4" draw:layer="layout" svg:width="2.5cm" svg:height="0.78cm" svg:x="10.215cm" svg:y="9.86cm">
          <draw:text-box>
            <text:p text:style-name="P4">No</text:p>
          </draw:text-box>
        </draw:frame>
        <draw:custom-shape draw:style-name="gr47" draw:text-style-name="P5" draw:layer="Layout" svg:width="4.3cm" svg:height="1.9cm" svg:x="15.515cm" svg:y="3.84cm">
          <text:p text:style-name="P5">Add Task to<text:line-break/>query criteria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4.3cm" svg:height="1.9cm" svg:x="15.515cm" svg:y="7.44cm">
          <text:p text:style-name="P5">Add score to<text:line-break/>query criteria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5.6cm" svg:height="1.8cm" svg:x="7.415cm" svg:y="11.04cm">
          <text:p text:style-name="P5">Submi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13.008cm" svg:y1="11.94cm" svg:x2="15.508cm" svg:y2="11.94cm">
          <text:p/>
        </draw:line>
        <draw:frame draw:style-name="gr46" draw:text-style-name="P4" draw:layer="layout" svg:width="2.5cm" svg:height="0.78cm" svg:x="12.615cm" svg:y="11.14cm">
          <draw:text-box>
            <text:p text:style-name="P4">Yes</text:p>
          </draw:text-box>
        </draw:frame>
        <draw:line draw:style-name="gr10" draw:text-style-name="P1" draw:layer="layout" svg:x1="10.215cm" svg:y1="12.84cm" svg:x2="10.215cm" svg:y2="14.64cm">
          <text:p/>
        </draw:line>
        <draw:frame draw:style-name="gr46" draw:text-style-name="P4" draw:layer="layout" svg:width="2.5cm" svg:height="0.78cm" svg:x="10.215cm" svg:y="13.46cm">
          <draw:text-box>
            <text:p text:style-name="P4">No</text:p>
          </draw:text-box>
        </draw:frame>
        <draw:custom-shape draw:style-name="gr47" draw:text-style-name="P5" draw:layer="Layout" svg:width="4.3cm" svg:height="1.9cm" svg:x="15.515cm" svg:y="11.04cm">
          <text:p text:style-name="P5">Query database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.615cm" svg:y1="12.94cm" svg:x2="17.615cm" svg:y2="14.74cm">
          <text:p/>
        </draw:line>
        <draw:custom-shape draw:style-name="gr48" draw:text-style-name="P5" draw:layer="Layout" svg:width="4.9cm" svg:height="1.8cm" svg:x="14.815cm" svg:y="14.74cm">
          <text:p text:style-name="P5">Output query<text:line-break/>result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5" draw:layer="Layout" svg:width="6cm" svg:height="2.1cm" svg:x="6.815cm" svg:y="14.64cm">
          <text:p text:style-name="P5">Display account<text:line-break/>home scree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1" draw:text-style-name="P4" draw:layer="layout" svg:width="4.8cm" svg:height="1.309cm" svg:x="7.515cm" svg:y="18.731cm">
          <draw:text-box>
            <text:p text:style-name="P4">See Figure 2.2</text:p>
          </draw:text-box>
        </draw:frame>
        <draw:line draw:style-name="gr10" draw:text-style-name="P1" draw:layer="layout" svg:x1="9.815cm" svg:y1="16.94cm" svg:x2="9.815cm" svg:y2="18.74cm">
          <text:p/>
        </draw:line>
        <draw:line draw:style-name="gr14" draw:text-style-name="P1" draw:layer="layout" svg:x1="17.516cm" svg:y1="16.615cm" svg:x2="17.516cm" svg:y2="19.115cm">
          <text:p/>
        </draw:line>
        <draw:line draw:style-name="gr10" draw:text-style-name="P1" draw:layer="layout" svg:x1="17.516cm" svg:y1="19.115cm" svg:x2="12.016cm" svg:y2="19.115cm">
          <text:p/>
        </draw:line>
      </draw:page>
      <draw:page draw:name="page6" draw:style-name="dp1" draw:master-page-name="Default">
        <draw:custom-shape draw:style-name="gr1" draw:text-style-name="P1" draw:layer="layout" svg:width="4.1cm" svg:height="2.065cm" svg:x="8.401cm" svg:y="1.699cm">
          <text:p text:style-name="P1">Star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0.485cm" svg:y1="3.764cm" svg:x2="10.516cm" svg:y2="5.539cm">
          <text:p/>
        </draw:line>
        <draw:custom-shape draw:style-name="gr3" draw:text-style-name="P1" draw:layer="layout" svg:width="5.2cm" svg:height="2.1cm" svg:x="7.901cm" svg:y="5.499cm">
          <text:p text:style-name="P1">Login Screen</text:p>
          <text:p text:style-name="P1">Displayed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401cm" svg:y1="7.599cm" svg:x2="10.416cm" svg:y2="9.339cm">
          <text:p/>
        </draw:line>
        <draw:custom-shape draw:style-name="gr4" draw:text-style-name="P1" draw:layer="layout" svg:width="5.2cm" svg:height="2.3cm" svg:x="7.601cm" svg:y="9.299cm">
          <text:p text:style-name="P1">Input Username</text:p>
          <text:p text:style-name="P1">And Passwor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201cm" svg:y1="11.599cm" svg:x2="10.201cm" svg:y2="13.399cm">
          <text:p/>
        </draw:line>
        <draw:custom-shape draw:style-name="gr5" draw:text-style-name="P1" draw:layer="layout" svg:width="5.4cm" svg:height="2.5cm" svg:x="7.501cm" svg:y="13.399cm">
          <text:p text:style-name="P1">Validate Username</text:p>
          <text:p text:style-name="P1">And Password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301cm" svg:y1="15.899cm" svg:x2="10.301cm" svg:y2="17.799cm">
          <text:p/>
        </draw:line>
        <draw:custom-shape draw:style-name="gr6" draw:text-style-name="P1" draw:layer="layout" svg:width="6.6cm" svg:height="2.7cm" svg:x="7.001cm" svg:y="17.799cm">
          <text:p text:style-name="P1">Username AND</text:p>
          <text:p text:style-name="P1">Password Correc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1" draw:layer="layout" svg:x1="10.301cm" svg:y1="20.499cm" svg:x2="10.301cm" svg:y2="22.699cm">
          <text:p/>
        </draw:line>
        <draw:frame draw:style-name="gr8" draw:layer="layout" svg:width="2cm" svg:height="1.1cm" svg:x="8.201cm" svg:y="20.799cm">
          <draw:text-box>
            <text:p>Yes</text:p>
          </draw:text-box>
        </draw:frame>
        <draw:custom-shape draw:style-name="gr9" draw:text-style-name="P1" draw:layer="layout" svg:width="6.4cm" svg:height="2.1cm" svg:x="7.416cm" svg:y="22.639cm">
          <text:p text:style-name="P1">Display Account</text:p>
          <text:p text:style-name="P1">Graphical</text:p>
          <text:p text:style-name="P1">User Interfa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1" draw:layer="layout" svg:x1="10.316cm" svg:y1="24.839cm" svg:x2="10.316cm" svg:y2="27.139cm">
          <text:p/>
        </draw:line>
        <draw:frame draw:style-name="gr11" draw:layer="layout" svg:width="5cm" svg:height="1.309cm" svg:x="8.316cm" svg:y="27.23cm">
          <draw:text-box>
            <text:p>See Figure 2.7</text:p>
          </draw:text-box>
        </draw:frame>
        <draw:custom-shape draw:style-name="gr12" draw:text-style-name="P1" draw:layer="layout" svg:width="5.6cm" svg:height="2.2cm" svg:x="14.401cm" svg:y="13.599cm">
          <text:p text:style-name="P1">Display</text:p>
          <text:p text:style-name="P1">ErrorMessage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3" draw:text-style-name="P1" draw:layer="layout" svg:x1="13.601cm" svg:y1="19.099cm" svg:x2="17.401cm" svg:y2="19.099cm">
          <text:p text:style-name="P1">No</text:p>
        </draw:line>
        <draw:line draw:style-name="gr10" draw:text-style-name="P1" draw:layer="layout" svg:x1="17.369cm" svg:y1="19.099cm" svg:x2="17.369cm" svg:y2="15.799cm">
          <text:p/>
        </draw:line>
        <draw:line draw:style-name="gr14" draw:text-style-name="P1" draw:layer="layout" svg:x1="17.301cm" svg:y1="13.599cm" svg:x2="17.301cm" svg:y2="10.499cm">
          <text:p/>
        </draw:line>
        <draw:line draw:style-name="gr10" draw:text-style-name="P1" draw:layer="layout" svg:x1="17.301cm" svg:y1="10.499cm" svg:x2="12.301cm" svg:y2="10.499cm">
          <text:p/>
        </draw:line>
        <draw:line draw:style-name="gr10" draw:text-style-name="P1" draw:layer="layout" svg:x1="7.516cm" svg:y1="14.639cm" svg:x2="4.916cm" svg:y2="14.639cm">
          <text:p/>
        </draw:line>
        <draw:custom-shape draw:style-name="gr50" draw:text-style-name="P1" draw:layer="layout" svg:width="4.4cm" svg:height="2cm" svg:x="0.515cm" svg:y="13.64cm">
          <text:p text:style-name="P1">Saved username<text:line-break/>and password<text:line-break/>data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  <draw:page draw:name="page7" draw:style-name="dp1" draw:master-page-name="Default">
        <draw:custom-shape draw:style-name="gr51" draw:text-style-name="P1" draw:layer="layout" svg:width="6.3cm" svg:height="2.3cm" svg:x="0.515cm" svg:y="3.04cm">
          <text:p text:style-name="P1">Select Task;<text:line-break/>Set homework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1" draw:layer="layout" svg:width="5cm" svg:height="1.309cm" svg:x="1.415cm" svg:y="0.64cm">
          <draw:text-box>
            <text:p>See Figure 2.6</text:p>
          </draw:text-box>
        </draw:frame>
        <draw:line draw:style-name="gr10" draw:text-style-name="P1" draw:layer="layout" svg:x1="3.615cm" svg:y1="1.44cm" svg:x2="3.615cm" svg:y2="3.04cm">
          <text:p/>
        </draw:line>
        <draw:line draw:style-name="gr10" draw:text-style-name="P3" draw:layer="layout" svg:x1="11.515cm" svg:y1="12.64cm" svg:x2="11.515cm" svg:y2="14.14cm">
          <text:p/>
        </draw:line>
        <draw:custom-shape draw:style-name="gr52" draw:text-style-name="P1" draw:layer="layout" svg:width="4.504cm" svg:height="2.1cm" svg:x="9.02cm" svg:y="14.14cm">
          <text:p text:style-name="P1">Class</text:p>
          <text:p text:style-name="P1">Results</text:p>
          <text:p text:style-name="P1">Database</text:p>
          <text:p text:style-name="P1">Displayed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1" draw:layer="layout" svg:width="3.2cm" svg:height="1.4cm" svg:x="0.415cm" svg:y="19.64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0" draw:text-style-name="P1" draw:layer="layout" svg:x1="11.359cm" svg:y1="16.24cm" svg:x2="11.359cm" svg:y2="18.14cm">
          <text:p/>
        </draw:line>
        <draw:custom-shape draw:style-name="gr53" draw:text-style-name="P1" draw:layer="layout" svg:width="4.591cm" svg:height="2cm" svg:x="8.76cm" svg:y="18.14cm">
          <text:p text:style-name="P1">Admin Select</text:p>
          <text:p text:style-name="P1">Retur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1" draw:layer="layout" svg:x1="12.918cm" svg:y1="19.14cm" svg:x2="15.257cm" svg:y2="19.14cm">
          <text:p/>
        </draw:line>
        <draw:frame draw:style-name="gr11" draw:layer="layout" svg:width="4.158cm" svg:height="1.309cm" svg:x="15.257cm" svg:y="18.74cm">
          <draw:text-box>
            <text:p>See Figure 2.6</text:p>
          </draw:text-box>
        </draw:frame>
        <draw:line draw:style-name="gr10" draw:text-style-name="P1" draw:layer="layout" svg:x1="14.737cm" svg:y1="15.14cm" svg:x2="13.091cm" svg:y2="15.14cm">
          <text:p/>
        </draw:line>
        <draw:line draw:style-name="gr10" draw:text-style-name="P1" draw:layer="layout" svg:x1="9.452cm" svg:y1="15.14cm" svg:x2="7.893cm" svg:y2="15.14cm">
          <text:p/>
        </draw:line>
        <draw:custom-shape draw:style-name="gr54" draw:text-style-name="P1" draw:layer="layout" svg:width="3.638cm" svg:height="2.1cm" svg:x="4.602cm" svg:y="14.14cm">
          <text:p text:style-name="P1">Amend</text:p>
          <text:p text:style-name="P1">Database</text:p>
          <text:p text:style-name="P1">Entri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1" draw:layer="layout" svg:x1="6.161cm" svg:y1="16.24cm" svg:x2="6.161cm" svg:y2="18.14cm">
          <text:p/>
        </draw:line>
        <draw:custom-shape draw:style-name="gr55" draw:text-style-name="P1" draw:layer="layout" svg:width="3.205cm" svg:height="2.1cm" svg:x="4.515cm" svg:y="18.14cm">
          <text:p text:style-name="P1">Update</text:p>
          <text:p text:style-name="P1">Admin</text:p>
          <text:p text:style-name="P1">Manual</text:p>
          <text:p text:style-name="P1">Chang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7.72cm" svg:y1="18.14cm" svg:x2="9.019cm" svg:y2="16.24cm">
          <text:p/>
        </draw:line>
        <draw:line draw:style-name="gr10" draw:text-style-name="P1" draw:layer="layout" svg:x1="6.161cm" svg:y1="20.34cm" svg:x2="6.161cm" svg:y2="22.04cm">
          <text:p/>
        </draw:line>
        <draw:line draw:style-name="gr10" draw:text-style-name="P1" draw:layer="layout" svg:x1="3.715cm" svg:y1="5.34cm" svg:x2="3.715cm" svg:y2="6.923cm">
          <text:p/>
        </draw:line>
        <draw:line draw:style-name="gr10" draw:text-style-name="P1" draw:layer="layout" svg:x1="11.315cm" svg:y1="4.855cm" svg:x2="11.315cm" svg:y2="6.24cm">
          <text:p/>
        </draw:line>
        <draw:frame draw:style-name="gr18" draw:layer="layout" svg:width="4.781cm" svg:height="0.8cm" svg:x="9.115cm" svg:y="6.24cm">
          <draw:text-box>
            <text:p>See Figure 2.8</text:p>
          </draw:text-box>
        </draw:frame>
        <draw:custom-shape draw:style-name="gr56" draw:text-style-name="P1" draw:layer="layout" svg:width="7.4cm" svg:height="1.615cm" svg:x="8.015cm" svg:y="3.24cm">
          <text:p text:style-name="P1">Set Class</text:p>
          <text:p text:style-name="P1">Homework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7" draw:text-style-name="P1" draw:layer="layout" svg:width="7.3cm" svg:height="1.5cm" svg:x="7.915cm" svg:y="7.34cm">
          <text:p text:style-name="P1">View Class</text:p>
          <text:p text:style-name="P1">Resul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8" draw:text-style-name="P1" draw:layer="layout" svg:width="7.3cm" svg:height="2.1cm" svg:x="8.115cm" svg:y="10.54cm">
          <text:p text:style-name="P1">View Results</text:p>
          <text:p text:style-name="P1">Databas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9" draw:text-style-name="P1" draw:layer="layout" svg:width="4.418cm" svg:height="2cm" svg:x="14.737cm" svg:y="14.24cm">
          <text:p text:style-name="P1">User records<text:line-break/>database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59" draw:text-style-name="P1" draw:layer="layout" svg:width="4.418cm" svg:height="2cm" svg:x="4.515cm" svg:y="22.04cm">
          <text:p text:style-name="P1">User records<text:line-break/>database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layer="layout" svg:width="2.1cm" svg:height="0.8cm" svg:x="6.815cm" svg:y="3.44cm">
          <draw:text-box>
            <text:p>Yes</text:p>
          </draw:text-box>
        </draw:frame>
        <draw:line draw:style-name="gr10" draw:text-style-name="P1" draw:layer="layout" svg:x1="6.815cm" svg:y1="4.14cm" svg:x2="8.615cm" svg:y2="4.14cm">
          <text:p/>
        </draw:line>
        <draw:frame draw:style-name="gr60" draw:layer="layout" svg:width="2.1cm" svg:height="0.78cm" svg:x="3.815cm" svg:y="5.507cm">
          <draw:text-box>
            <text:p>No</text:p>
          </draw:text-box>
        </draw:frame>
        <draw:custom-shape draw:style-name="gr61" draw:text-style-name="P1" draw:layer="layout" svg:width="6.3cm" svg:height="1.917cm" svg:x="0.615cm" svg:y="6.923cm">
          <text:p text:style-name="P1">Select Task;<text:line-break/>View class<text:line-break/>result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0" draw:text-style-name="P1" draw:layer="layout" svg:x1="3.815cm" svg:y1="8.855cm" svg:x2="3.815cm" svg:y2="10.24cm">
          <text:p/>
        </draw:line>
        <draw:frame draw:style-name="gr18" draw:layer="layout" svg:width="2.1cm" svg:height="0.8cm" svg:x="6.915cm" svg:y="7.24cm">
          <draw:text-box>
            <text:p>Yes</text:p>
          </draw:text-box>
        </draw:frame>
        <draw:line draw:style-name="gr10" draw:text-style-name="P1" draw:layer="layout" svg:x1="6.915cm" svg:y1="7.923cm" svg:x2="8.715cm" svg:y2="7.923cm">
          <text:p/>
        </draw:line>
        <draw:custom-shape draw:style-name="gr51" draw:text-style-name="P1" draw:layer="layout" svg:width="6.3cm" svg:height="2.3cm" svg:x="0.615cm" svg:y="10.24cm">
          <text:p text:style-name="P1">Select Task;<text:line-break/>View results<text:line-break/>databas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0" draw:text-style-name="P1" draw:layer="layout" svg:x1="11.215cm" svg:y1="8.84cm" svg:x2="11.215cm" svg:y2="9.64cm">
          <text:p/>
        </draw:line>
        <draw:frame draw:style-name="gr18" draw:layer="layout" svg:width="4.781cm" svg:height="0.8cm" svg:x="9.015cm" svg:y="9.64cm">
          <draw:text-box>
            <text:p>See Figure 2.9</text:p>
          </draw:text-box>
        </draw:frame>
        <draw:frame draw:style-name="gr18" draw:layer="layout" svg:width="2.1cm" svg:height="0.8cm" svg:x="6.915cm" svg:y="10.74cm">
          <draw:text-box>
            <text:p>Yes</text:p>
          </draw:text-box>
        </draw:frame>
        <draw:line draw:style-name="gr10" draw:text-style-name="P1" draw:layer="layout" svg:x1="6.915cm" svg:y1="11.423cm" svg:x2="8.715cm" svg:y2="11.423cm">
          <text:p/>
        </draw:line>
        <draw:frame draw:style-name="gr60" draw:layer="layout" svg:width="2.1cm" svg:height="0.78cm" svg:x="1.215cm" svg:y="18.34cm">
          <draw:text-box>
            <text:p>No</text:p>
          </draw:text-box>
        </draw:frame>
        <draw:frame draw:style-name="gr60" draw:layer="layout" svg:width="2.1cm" svg:height="0.78cm" svg:x="3.815cm" svg:y="8.96cm">
          <draw:text-box>
            <text:p>No</text:p>
          </draw:text-box>
        </draw:frame>
        <draw:line draw:style-name="gr10" draw:text-style-name="P1" draw:layer="layout" svg:x1="1.315cm" svg:y1="17.74cm" svg:x2="1.315cm" svg:y2="19.64cm">
          <text:p/>
        </draw:line>
        <draw:frame draw:style-name="gr60" draw:layer="layout" svg:width="2.1cm" svg:height="0.78cm" svg:x="2.015cm" svg:y="12.46cm">
          <draw:text-box>
            <text:p>No</text:p>
          </draw:text-box>
        </draw:frame>
        <draw:line draw:style-name="gr10" draw:text-style-name="P1" draw:layer="layout" svg:x1="2.015cm" svg:y1="11.94cm" svg:x2="2.015cm" svg:y2="16.74cm">
          <text:p/>
        </draw:line>
        <draw:custom-shape draw:style-name="gr62" draw:text-style-name="P1" draw:layer="layout" svg:width="4.7cm" svg:height="2cm" svg:x="0.615cm" svg:y="16.34cm">
          <text:p text:style-name="P1">Select task;<text:line-break/>Repor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4.015cm" svg:y1="17.94cm" svg:x2="3.915cm" svg:y2="24.24cm">
          <text:p/>
        </draw:line>
        <draw:frame draw:style-name="gr18" draw:layer="layout" svg:width="2.1cm" svg:height="0.8cm" svg:x="2.615cm" svg:y="22.54cm">
          <draw:text-box>
            <text:p>Yes</text:p>
          </draw:text-box>
        </draw:frame>
        <draw:frame draw:style-name="gr11" draw:layer="layout" svg:width="5.4cm" svg:height="1.309cm" svg:x="2.215cm" svg:y="24.331cm">
          <draw:text-box>
            <text:p>See Figure 2.10</text:p>
          </draw:text-box>
        </draw:frame>
      </draw:page>
      <draw:page draw:name="page8" draw:style-name="dp1" draw:master-page-name="Default">
        <draw:frame draw:style-name="gr11" draw:layer="layout" svg:width="4.8cm" svg:height="1.309cm" svg:x="8.315cm" svg:y="0.731cm">
          <draw:text-box>
            <text:p>See Figure 2.7</text:p>
          </draw:text-box>
        </draw:frame>
        <draw:line draw:style-name="gr10" draw:text-style-name="P1" draw:layer="layout" svg:x1="10.615cm" svg:y1="1.44cm" svg:x2="10.615cm" svg:y2="2.94cm">
          <text:p/>
        </draw:line>
        <draw:custom-shape draw:style-name="gr63" draw:text-style-name="P1" draw:layer="layout" svg:width="4.9cm" svg:height="1.9cm" svg:x="8.115cm" svg:y="2.84cm">
          <text:p text:style-name="P1">Display</text:p>
          <text:p text:style-name="P1">Homework</text:p>
          <text:p text:style-name="P1">Set Scree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4" draw:text-style-name="P1" draw:layer="layout" svg:width="6.1cm" svg:height="3.1cm" svg:x="7.415cm" svg:y="6.74cm">
          <text:p text:style-name="P1">Select Homework</text:p>
          <text:p text:style-name="P1">From Menu or</text:p>
          <text:p text:style-name="P1">Retur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0" draw:text-style-name="P1" draw:layer="layout" svg:x1="10.415cm" svg:y1="4.64cm" svg:x2="10.415cm" svg:y2="6.84cm">
          <text:p/>
        </draw:line>
        <draw:custom-shape draw:style-name="gr65" draw:text-style-name="P1" draw:layer="layout" svg:width="7.4cm" svg:height="2.9cm" svg:x="6.715cm" svg:y="14.94cm">
          <text:p text:style-name="P1">-Log Homework Set</text:p>
          <text:p text:style-name="P1">-Notify Users, Enable</text:p>
          <text:p text:style-name="P1">Their Access to Homework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.415cm" svg:y1="9.84cm" svg:x2="10.415cm" svg:y2="11.24cm">
          <text:p/>
        </draw:line>
        <draw:custom-shape draw:style-name="gr66" draw:text-style-name="P1" draw:layer="layout" svg:width="5.3cm" svg:height="2.2cm" svg:x="7.778cm" svg:y="11.14cm">
          <text:p text:style-name="P1">Input</text:p>
          <text:p text:style-name="P1">DueDate and</text:p>
          <text:p text:style-name="P1">Rating</text:p>
          <text:p text:style-name="P1">Boundari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1" draw:layer="layout" svg:x1="10.415cm" svg:y1="13.44cm" svg:x2="10.415cm" svg:y2="14.94cm">
          <text:p/>
        </draw:line>
        <draw:line draw:style-name="gr10" draw:text-style-name="P1" draw:layer="layout" svg:x1="10.415cm" svg:y1="17.84cm" svg:x2="10.415cm" svg:y2="19.54cm">
          <text:p/>
        </draw:line>
        <draw:custom-shape draw:style-name="gr67" draw:text-style-name="P1" draw:layer="layout" svg:width="5cm" svg:height="2.5cm" svg:x="7.915cm" svg:y="19.44cm">
          <text:p text:style-name="P1">Notify Admin</text:p>
          <text:p text:style-name="P1">Of Successful</text:p>
          <text:p text:style-name="P1">Proces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1" draw:layer="layout" svg:x1="7.515cm" svg:y1="8.34cm" svg:x2="5.115cm" svg:y2="8.34cm">
          <text:p/>
        </draw:line>
        <draw:custom-shape draw:style-name="gr68" draw:text-style-name="P1" draw:layer="layout" svg:width="3.8cm" svg:height="1.6cm" svg:x="1.715cm" svg:y="7.54cm">
          <text:p text:style-name="P1">Input</text:p>
          <text:p text:style-name="P1">Retur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4" draw:text-style-name="P1" draw:layer="layout" svg:x1="3.715cm" svg:y1="7.54cm" svg:x2="3.715cm" svg:y2="1.14cm">
          <text:p/>
        </draw:line>
        <draw:line draw:style-name="gr10" draw:text-style-name="P1" draw:layer="layout" svg:x1="3.715cm" svg:y1="1.14cm" svg:x2="8.515cm" svg:y2="1.14cm">
          <text:p/>
        </draw:line>
        <draw:line draw:style-name="gr14" draw:text-style-name="P1" draw:layer="layout" svg:x1="12.415cm" svg:y1="20.74cm" svg:x2="17.415cm" svg:y2="20.74cm">
          <text:p/>
        </draw:line>
        <draw:line draw:style-name="gr14" draw:text-style-name="P1" draw:layer="layout" svg:x1="17.415cm" svg:y1="20.762cm" svg:x2="17.415cm" svg:y2="1.14cm">
          <text:p/>
        </draw:line>
        <draw:line draw:style-name="gr10" draw:text-style-name="P1" draw:layer="layout" svg:x1="17.415cm" svg:y1="1.14cm" svg:x2="13.015cm" svg:y2="1.14cm">
          <text:p/>
        </draw:line>
        <draw:frame draw:style-name="gr69" draw:layer="layout" svg:width="3.8cm" svg:height="0.9cm" svg:x="10.615cm" svg:y="9.94cm">
          <draw:text-box>
            <text:p>Homework</text:p>
          </draw:text-box>
        </draw:frame>
        <draw:frame draw:style-name="gr69" draw:layer="layout" svg:width="3.8cm" svg:height="0.9cm" svg:x="5.415cm" svg:y="7.54cm">
          <draw:text-box>
            <text:p>Return</text:p>
          </draw:text-box>
        </draw:frame>
      </draw:page>
      <draw:page draw:name="page9" draw:style-name="dp1" draw:master-page-name="Default">
        <draw:frame draw:style-name="gr11" draw:layer="layout" svg:width="4.9cm" svg:height="1.309cm" svg:x="8.315cm" svg:y="1.14cm">
          <draw:text-box>
            <text:p>See Figure 2.7</text:p>
          </draw:text-box>
        </draw:frame>
        <draw:line draw:style-name="gr10" draw:text-style-name="P1" draw:layer="layout" svg:x1="10.615cm" svg:y1="1.84cm" svg:x2="10.615cm" svg:y2="3.64cm">
          <text:p/>
        </draw:line>
        <draw:custom-shape draw:style-name="gr70" draw:text-style-name="P1" draw:layer="layout" svg:width="5.604cm" svg:height="2.2cm" svg:x="7.515cm" svg:y="12.14cm">
          <text:p text:style-name="P1">Display</text:p>
          <text:p text:style-name="P1">Resul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1" draw:layer="layout" svg:x1="15.615cm" svg:y1="8.84cm" svg:x2="13.715cm" svg:y2="8.84cm">
          <text:p/>
        </draw:line>
        <draw:custom-shape draw:style-name="gr71" draw:text-style-name="P1" draw:layer="layout" svg:width="5.7cm" svg:height="2.3cm" svg:x="7.815cm" svg:y="3.64cm">
          <text:p text:style-name="P1">Select Homework</text:p>
          <text:p text:style-name="P1">From Class</text:p>
          <text:p text:style-name="P1">Completed</text:p>
          <text:p text:style-name="P1">Homework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1" draw:layer="layout" svg:x1="10.615cm" svg:y1="5.94cm" svg:x2="10.615cm" svg:y2="7.74cm">
          <text:p/>
        </draw:line>
        <draw:custom-shape draw:style-name="gr72" draw:text-style-name="P1" draw:layer="layout" svg:width="6.2cm" svg:height="2.5cm" svg:x="7.515cm" svg:y="7.74cm">
          <text:p text:style-name="P1">Fetch Results</text:p>
          <text:p text:style-name="P1">For Chosen Homewor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10.615cm" svg:y1="10.34cm" svg:x2="10.615cm" svg:y2="12.14cm">
          <text:p/>
        </draw:line>
        <draw:line draw:style-name="gr10" draw:text-style-name="P1" draw:layer="layout" svg:x1="10.415cm" svg:y1="14.34cm" svg:x2="10.415cm" svg:y2="15.94cm">
          <text:p/>
        </draw:line>
        <draw:custom-shape draw:style-name="gr73" draw:text-style-name="P1" draw:layer="layout" svg:width="5.9cm" svg:height="2.9cm" svg:x="7.415cm" svg:y="15.94cm">
          <text:p text:style-name="P1">Give Feedback</text:p>
          <text:p text:style-name="P1">Or Retur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0" draw:text-style-name="P1" draw:layer="layout" svg:x1="7.415cm" svg:y1="17.34cm" svg:x2="5.115cm" svg:y2="17.34cm">
          <text:p/>
        </draw:line>
        <draw:custom-shape draw:style-name="gr74" draw:text-style-name="P1" draw:layer="layout" svg:width="4.9cm" svg:height="2cm" svg:x="0.715cm" svg:y="16.34cm">
          <text:p text:style-name="P1">Retur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4" draw:text-style-name="P1" draw:layer="layout" svg:x1="3.415cm" svg:y1="16.34cm" svg:x2="3.415cm" svg:y2="1.44cm">
          <text:p/>
        </draw:line>
        <draw:line draw:style-name="gr10" draw:text-style-name="P1" draw:layer="layout" svg:x1="3.415cm" svg:y1="1.44cm" svg:x2="8.415cm" svg:y2="1.44cm">
          <text:p/>
        </draw:line>
        <draw:line draw:style-name="gr10" draw:text-style-name="P1" draw:layer="layout" svg:x1="12.215cm" svg:y1="21.54cm" svg:x2="15.915cm" svg:y2="21.54cm">
          <text:p/>
        </draw:line>
        <draw:custom-shape draw:style-name="gr75" draw:text-style-name="P1" draw:layer="layout" svg:width="4.5cm" svg:height="1.9cm" svg:x="8.115cm" svg:y="20.54cm">
          <text:p text:style-name="P1">Select</text:p>
          <text:p text:style-name="P1">Student</text:p>
          <text:p text:style-name="P1">From Clas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1" draw:layer="layout" svg:x1="10.415cm" svg:y1="18.74cm" svg:x2="10.415cm" svg:y2="20.54cm">
          <text:p/>
        </draw:line>
        <draw:custom-shape draw:style-name="gr76" draw:text-style-name="P1" draw:layer="layout" svg:width="4.4cm" svg:height="1.7cm" svg:x="15.515cm" svg:y="20.74cm">
          <text:p text:style-name="P1">Input </text:p>
          <text:p text:style-name="P1">Feedback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1" draw:layer="layout" svg:x1="17.634cm" svg:y1="20.74cm" svg:x2="17.634cm" svg:y2="18.14cm">
          <text:p/>
        </draw:line>
        <draw:line draw:style-name="gr10" draw:text-style-name="P1" draw:layer="layout" svg:x1="17.615cm" svg:y1="22.44cm" svg:x2="17.615cm" svg:y2="25.24cm">
          <text:p/>
        </draw:line>
        <draw:custom-shape draw:style-name="gr77" draw:text-style-name="P1" draw:layer="layout" svg:width="5.8cm" svg:height="2.7cm" svg:x="14.715cm" svg:y="25.14cm">
          <text:p text:style-name="P1">Give Another</text:p>
          <text:p text:style-name="P1">Student </text:p>
          <text:p text:style-name="P1">Feedbac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10.415cm" svg:y1="25.54cm" svg:x2="10.415cm" svg:y2="22.44cm">
          <text:p/>
        </draw:line>
        <draw:line draw:style-name="gr13" draw:text-style-name="P1" draw:layer="layout" svg:x1="10.415cm" svg:y1="25.54cm" svg:x2="16.815cm" svg:y2="25.54cm">
          <text:p text:style-name="P1">Yes</text:p>
        </draw:line>
        <draw:line draw:style-name="gr13" draw:text-style-name="P1" draw:layer="layout" svg:x1="3.415cm" svg:y1="27.54cm" svg:x2="16.952cm" svg:y2="27.558cm">
          <text:p text:style-name="P1">No</text:p>
        </draw:line>
        <draw:line draw:style-name="gr10" draw:text-style-name="P1" draw:layer="layout" svg:x1="3.427cm" svg:y1="27.541cm" svg:x2="3.427cm" svg:y2="18.341cm">
          <text:p/>
        </draw:line>
        <draw:custom-shape draw:style-name="gr78" draw:text-style-name="P1" draw:layer="layout" svg:width="4.6cm" svg:height="2cm" svg:x="15.615cm" svg:y="7.84cm">
          <text:p text:style-name="P1">Class results<text:line-break/>database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78" draw:text-style-name="P1" draw:layer="layout" svg:width="4.6cm" svg:height="2cm" svg:x="15.315cm" svg:y="16.14cm">
          <text:p text:style-name="P1">Class results<text:line-break/>database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69" draw:layer="layout" svg:width="3.8cm" svg:height="0.9cm" svg:x="10.415cm" svg:y="18.94cm">
          <draw:text-box>
            <text:p>Feedback</text:p>
          </draw:text-box>
        </draw:frame>
        <draw:frame draw:style-name="gr69" draw:layer="layout" svg:width="3.8cm" svg:height="0.9cm" svg:x="5.215cm" svg:y="16.64cm">
          <draw:text-box>
            <text:p>Return</text:p>
          </draw:text-box>
        </draw:frame>
      </draw:page>
      <draw:page draw:name="page10" draw:style-name="dp1" draw:master-page-name="Default">
        <draw:frame draw:style-name="gr11" draw:layer="layout" svg:width="4.8cm" svg:height="1.309cm" svg:x="7.815cm" svg:y="0.74cm">
          <draw:text-box>
            <text:p>See Figure 2.7</text:p>
          </draw:text-box>
        </draw:frame>
        <draw:line draw:style-name="gr10" draw:text-style-name="P1" draw:layer="layout" svg:x1="10.015cm" svg:y1="1.94cm" svg:x2="10.015cm" svg:y2="3.74cm">
          <text:p/>
        </draw:line>
        <draw:custom-shape draw:style-name="gr79" draw:text-style-name="P1" draw:layer="layout" svg:width="5.6cm" svg:height="1.8cm" svg:x="7.215cm" svg:y="3.74cm">
          <text:p text:style-name="P1">Input Class<text:line-break/>quer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10.015cm" svg:y1="5.54cm" svg:x2="10.015cm" svg:y2="7.34cm">
          <text:p/>
        </draw:line>
        <draw:custom-shape draw:style-name="gr79" draw:text-style-name="P1" draw:layer="layout" svg:width="5.6cm" svg:height="1.8cm" svg:x="7.215cm" svg:y="7.34cm">
          <text:p text:style-name="P1">Input Student<text:line-break/>quer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10.015cm" svg:y1="9.14cm" svg:x2="10.015cm" svg:y2="10.94cm">
          <text:p/>
        </draw:line>
        <draw:custom-shape draw:style-name="gr79" draw:text-style-name="P1" draw:layer="layout" svg:width="5.6cm" svg:height="1.8cm" svg:x="7.215cm" svg:y="10.94cm">
          <text:p text:style-name="P1">Input Task<text:line-break/>quer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10.015cm" svg:y1="12.74cm" svg:x2="10.015cm" svg:y2="14.54cm">
          <text:p/>
        </draw:line>
        <draw:custom-shape draw:style-name="gr79" draw:text-style-name="P1" draw:layer="layout" svg:width="5.6cm" svg:height="1.8cm" svg:x="7.215cm" svg:y="14.54cm">
          <text:p text:style-name="P1">Input Score<text:line-break/>quer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12.815cm" svg:y1="4.64cm" svg:x2="15.315cm" svg:y2="4.64cm">
          <text:p/>
        </draw:line>
        <draw:line draw:style-name="gr10" draw:text-style-name="P1" draw:layer="layout" svg:x1="12.815cm" svg:y1="8.24cm" svg:x2="15.315cm" svg:y2="8.24cm">
          <text:p/>
        </draw:line>
        <draw:line draw:style-name="gr10" draw:text-style-name="P1" draw:layer="layout" svg:x1="12.815cm" svg:y1="11.84cm" svg:x2="15.315cm" svg:y2="11.84cm">
          <text:p/>
        </draw:line>
        <draw:line draw:style-name="gr10" draw:text-style-name="P1" draw:layer="layout" svg:x1="12.808cm" svg:y1="15.44cm" svg:x2="15.308cm" svg:y2="15.44cm">
          <text:p/>
        </draw:line>
        <draw:frame draw:style-name="gr46" draw:layer="layout" svg:width="2.5cm" svg:height="0.78cm" svg:x="12.415cm" svg:y="3.94cm">
          <draw:text-box>
            <text:p>Yes</text:p>
          </draw:text-box>
        </draw:frame>
        <draw:frame draw:style-name="gr46" draw:layer="layout" svg:width="2.5cm" svg:height="0.78cm" svg:x="12.515cm" svg:y="7.56cm">
          <draw:text-box>
            <text:p>Yes</text:p>
          </draw:text-box>
        </draw:frame>
        <draw:frame draw:style-name="gr46" draw:layer="layout" svg:width="2.5cm" svg:height="0.78cm" svg:x="12.515cm" svg:y="11.06cm">
          <draw:text-box>
            <text:p>Yes</text:p>
          </draw:text-box>
        </draw:frame>
        <draw:frame draw:style-name="gr46" draw:layer="layout" svg:width="2.5cm" svg:height="0.78cm" svg:x="12.415cm" svg:y="14.64cm">
          <draw:text-box>
            <text:p>Yes</text:p>
          </draw:text-box>
        </draw:frame>
        <draw:frame draw:style-name="gr46" draw:layer="layout" svg:width="2.5cm" svg:height="0.78cm" svg:x="10.115cm" svg:y="5.84cm">
          <draw:text-box>
            <text:p>No</text:p>
          </draw:text-box>
        </draw:frame>
        <draw:frame draw:style-name="gr46" draw:layer="layout" svg:width="2.5cm" svg:height="0.78cm" svg:x="10.015cm" svg:y="9.44cm">
          <draw:text-box>
            <text:p>No</text:p>
          </draw:text-box>
        </draw:frame>
        <draw:frame draw:style-name="gr46" draw:layer="layout" svg:width="2.5cm" svg:height="0.78cm" svg:x="10.015cm" svg:y="13.36cm">
          <draw:text-box>
            <text:p>No</text:p>
          </draw:text-box>
        </draw:frame>
        <draw:line draw:style-name="gr10" draw:text-style-name="P1" draw:layer="layout" svg:x1="10.015cm" svg:y1="16.34cm" svg:x2="10.015cm" svg:y2="18.14cm">
          <text:p/>
        </draw:line>
        <draw:frame draw:style-name="gr46" draw:layer="layout" svg:width="2.5cm" svg:height="0.78cm" svg:x="10.015cm" svg:y="16.96cm">
          <draw:text-box>
            <text:p>No</text:p>
          </draw:text-box>
        </draw:frame>
        <draw:custom-shape draw:style-name="gr80" draw:text-style-name="P1" draw:layer="layout" svg:width="4.3cm" svg:height="1.9cm" svg:x="15.215cm" svg:y="3.64cm">
          <text:p text:style-name="P1">Add class to<text:line-break/>query criteria</text:p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4.3cm" svg:height="1.9cm" svg:x="15.315cm" svg:y="7.34cm">
          <text:p text:style-name="P1">Add student to<text:line-break/>query criteria</text:p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4.3cm" svg:height="1.9cm" svg:x="15.315cm" svg:y="10.94cm">
          <text:p text:style-name="P1">Add Task to<text:line-break/>query criteria</text:p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4.3cm" svg:height="1.9cm" svg:x="15.315cm" svg:y="14.54cm">
          <text:p text:style-name="P1">Add score to<text:line-break/>query criteria</text:p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5.6cm" svg:height="1.8cm" svg:x="7.215cm" svg:y="18.14cm">
          <text:p text:style-name="P1">Submi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12.808cm" svg:y1="19.04cm" svg:x2="15.308cm" svg:y2="19.04cm">
          <text:p/>
        </draw:line>
        <draw:frame draw:style-name="gr46" draw:layer="layout" svg:width="2.5cm" svg:height="0.78cm" svg:x="12.415cm" svg:y="18.24cm">
          <draw:text-box>
            <text:p>Yes</text:p>
          </draw:text-box>
        </draw:frame>
        <draw:line draw:style-name="gr10" draw:text-style-name="P1" draw:layer="layout" svg:x1="10.015cm" svg:y1="19.94cm" svg:x2="10.015cm" svg:y2="21.74cm">
          <text:p/>
        </draw:line>
        <draw:frame draw:style-name="gr46" draw:layer="layout" svg:width="2.5cm" svg:height="0.78cm" svg:x="10.015cm" svg:y="20.56cm">
          <draw:text-box>
            <text:p>No</text:p>
          </draw:text-box>
        </draw:frame>
        <draw:custom-shape draw:style-name="gr80" draw:text-style-name="P1" draw:layer="layout" svg:width="4.3cm" svg:height="1.9cm" svg:x="15.315cm" svg:y="18.14cm">
          <text:p text:style-name="P1">Query database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.415cm" svg:y1="20.04cm" svg:x2="17.415cm" svg:y2="21.84cm">
          <text:p/>
        </draw:line>
        <draw:custom-shape draw:style-name="gr81" draw:text-style-name="P1" draw:layer="layout" svg:width="4.9cm" svg:height="1.8cm" svg:x="14.615cm" svg:y="21.84cm">
          <text:p text:style-name="P1">Output query<text:line-break/>result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2" draw:text-style-name="P1" draw:layer="layout" svg:width="6cm" svg:height="2.1cm" svg:x="6.615cm" svg:y="21.74cm">
          <text:p text:style-name="P1">Display account<text:line-break/>home scree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1" draw:layer="layout" svg:width="4.8cm" svg:height="1.309cm" svg:x="7.315cm" svg:y="25.831cm">
          <draw:text-box>
            <text:p>See Figure 2.7</text:p>
          </draw:text-box>
        </draw:frame>
        <draw:line draw:style-name="gr10" draw:text-style-name="P1" draw:layer="layout" svg:x1="9.615cm" svg:y1="24.04cm" svg:x2="9.615cm" svg:y2="25.84cm">
          <text:p/>
        </draw:line>
        <draw:line draw:style-name="gr14" draw:text-style-name="P1" draw:layer="layout" svg:x1="17.415cm" svg:y1="23.64cm" svg:x2="17.415cm" svg:y2="26.14cm">
          <text:p/>
        </draw:line>
        <draw:line draw:style-name="gr10" draw:text-style-name="P1" draw:layer="layout" svg:x1="17.415cm" svg:y1="26.14cm" svg:x2="11.915cm" svg:y2="26.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3" svg:font-family="'Courier New'" style:font-adornments="Regular" style:font-family-generic="modern" style:font-pitch="fixed"/>
    <style:font-face style:name="Courier New2" svg:font-family="'Courier New'" style:font-adornments="Regular" style:font-family-generic="moder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50%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999999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New3" fo:font-family="'Courier New'" style:font-style-name="Regular" style:font-family-generic="modern" style:font-pitch="fixed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horizontal-align="justify" draw:textarea-vertical-align="middle" draw:fit-to-size="false" fo:padding-top="2cm" fo:padding-bottom="0.5cm" fo:padding-left="1cm" fo:padding-right="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4cm" fo:margin-bottom="0.522cm" fo:margin-left="0.515cm" fo:margin-right="0.50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13:11:46.871000000</meta:creation-date>
    <dc:date>2016-01-04T14:27:19.780000000</dc:date>
    <meta:editing-duration>PT4H15M41S</meta:editing-duration>
    <meta:editing-cycles>59</meta:editing-cycles>
    <meta:generator>LibreOffice/4.3.7.2$Windows_x86 LibreOffice_project/8a35821d8636a03b8bf4e15b48f59794652c68ba</meta:generator>
    <meta:document-statistic meta:object-count="317"/>
  </office:meta>
</office:document-meta>
</file>